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Times New Roman CE" svg:font-family="&quot;Times New Roman CE&quot;"/>
    <style:font-face style:name="Bradley Hand ITC" svg:font-family="&quot;Bradley Hand I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Arial" style:font-name-asian="Arial" style:font-name-complex="Arial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2pt solid #333333" fo:border-bottom="none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8">
      <style:table-cell-properties fo:border-top="none" fo:border-bottom="2pt solid #333333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none" fo:border-bottom="2pt solid #333333" fo:border-left="2pt solid #333333" fo:border-right="2pt solid #333333" style:vertical-align="automatic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2pt solid #333333" fo:border-bottom="none" fo:border-left="2pt solid #333333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2pt solid #333333" fo:border-bottom="thin solid #333333" fo:border-left="thin solid #333333" fo:border-right="none" style:vertical-align="middle" fo:wrap-option="wrap" style:repeat-content="false"/>
      <style:paragraph-properties fo:text-align="center"/>
      <style:text-properties style:font-name="Times New Roman CE" style:font-name-asian="Times New Roman CE" style:font-name-complex="Times New Roman CE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333333" fo:border-bottom="thin solid #333333" fo:border-left="thin solid #333333" fo:border-right="none"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6">
      <style:table-cell-properties fo:border-top="2pt solid #333333" fo:border-bottom="thin solid #333333" fo:border-left="thin solid #333333" fo:border-right="none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36">
      <style:table-cell-properties fo:border-top="2pt solid #333333" fo:border-bottom="thin solid #333333" fo:border-left="thin solid #333333" fo:border-right="2pt solid #333333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thin solid #333333" fo:border-bottom="thin solid #333333" fo:border-left="2pt solid #333333" fo:border-right="thin solid #333333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333333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333333" style:vertical-align="automatic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36">
      <style:table-cell-properties fo:border="thin solid #333333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6">
      <style:table-cell-properties fo:border-top="thin solid #333333" fo:border-bottom="thin solid #333333" fo:border-left="thin solid #333333" fo:border-right="2pt solid #333333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fo:border-top="thin solid #333333" fo:border-bottom="thin solid #333333" fo:border-left="2pt solid #333333" fo:border-right="thin solid #333333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333333" style:vertical-align="automatic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Hyperlink" style:data-style-name="N36">
      <style:table-cell-properties fo:border-top="thin solid #333333" fo:border-bottom="thin solid #333333" fo:border-left="thin solid #333333" fo:border-right="2pt solid #333333"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.706cm"/>
    </style:style>
    <style:style style:name="ce28" style:family="table-cell" style:parent-style-name="Default" style:data-style-name="N0">
      <style:table-cell-properties fo:border-top="thin solid #333333" fo:border-bottom="thin solid #333333" fo:border-left="2pt solid #333333" fo:border-right="thin solid #333333" style:vertical-align="automatic" fo:background-color="#FFFFFF" style:cell-protect="none" style:repeat-content="false"/>
      <style:paragraph-properties fo:text-align="start" fo:margin-left="0cm"/>
      <style:text-properties style:font-name="Bradley Hand ITC" style:font-name-asian="Bradley Hand ITC" style:font-name-complex="Bradley Hand ITC" fo:font-size="10pt" style:font-size-asian="10pt" style:font-size-complex="10pt" fo:font-weight="bold" style:font-weight-asian="bold" style:font-weight-complex="bold" style:font-family-generic="script"/>
    </style:style>
    <style:style style:name="ce29" style:family="table-cell" style:parent-style-name="Default" style:data-style-name="N0">
      <style:table-cell-properties fo:border="thin solid #333333"/>
      <style:text-properties style:font-name="Times New Roman CE" style:font-name-asian="Times New Roman CE" style:font-name-complex="Times New Roman CE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36">
      <style:table-cell-properties fo:border-top="thin solid #333333" fo:border-bottom="2pt solid #333333" fo:border-left="thin solid #333333" fo:border-right="thin solid #333333" fo:background-color="#FFFFFF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6">
      <style:table-cell-properties fo:border-top="thin solid #333333" fo:border-bottom="2pt solid #333333" fo:border-left="thin solid #333333" fo:border-right="2pt solid #333333"/>
    </style:style>
    <style:style style:name="ce32" style:family="table-cell" style:parent-style-name="Default" style:data-style-name="N0">
      <style:table-cell-properties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333333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Comma" style:data-style-name="N40">
      <style:table-cell-properties fo:border-top="thin solid #333333" fo:border-bottom="thin solid #333333" fo:border-left="thin solid #333333" fo:border-right="none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36">
      <style:table-cell-properties fo:border-top="none" fo:border-bottom="thin double #333333" fo:border-left="thin solid #333333" fo:border-right="thin solid #333333" fo:background-color="#FFFFFF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Hyperlink" style:data-style-name="N36">
      <style:table-cell-properties fo:border-top="2pt solid #333333" fo:border-bottom="thin double #333333" fo:border-left="thin solid #333333" fo:border-right="2pt solid #333333"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37" style:family="table-cell" style:parent-style-name="Default" style:data-style-name="N0">
      <style:table-cell-properties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-top="thin solid #333333" fo:border-bottom="2pt solid #333333" fo:border-left="2pt solid #333333" fo:border-right="thin solid #333333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fo:border-top="none" fo:border-bottom="2pt solid #333333" fo:border-left="none" fo:border-righ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thin solid #333333" fo:border-bottom="2pt solid #333333" fo:border-left="thin solid #333333" fo:border-right="thin solid #333333" style:vertical-align="automatic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36">
      <style:table-cell-properties fo:border-top="none" fo:border-bottom="2pt solid #333333" fo:border-left="thin solid #333333" fo:border-right="thin solid #333333" style:vertical-align="automatic" fo:background-color="#FFFFFF" style:cell-protect="none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36">
      <style:table-cell-properties fo:border-top="none" fo:border-bottom="2pt solid #333333" fo:border-left="thin solid #333333" fo:border-right="thin solid #333333" fo:background-color="#FFFFFF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-top="none" fo:border-bottom="2pt solid #333333" fo:border-left="thin solid #333333" fo:border-right="2pt solid #333333" fo:background-color="#FFFFFF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36">
      <style:table-cell-properties fo:border-top="2pt solid #333333" fo:border-bottom="none" fo:border-left="2pt solid #333333" fo:border-righ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36">
      <style:table-cell-properties fo:border-top="2pt solid #333333" fo:border-bottom="none" fo:border-left="none" fo:border-righ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36">
      <style:table-cell-properties fo:border-top="2pt solid #333333" fo:border-bottom="none" fo:border-left="none" fo:border-right="2pt solid #333333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none" fo:border-bottom="none" fo:border-left="2pt solid #333333" fo:border-right="none" style:vertical-align="middle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style:vertical-align="middle" fo:wrap-option="wrap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-top="none" fo:border-bottom="none" fo:border-left="none" fo:border-right="2pt solid #333333" style:vertical-align="middle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none" fo:border-bottom="none" fo:border-left="none" fo:border-right="2pt solid #333333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none" fo:border-bottom="2pt solid #333333" fo:border-left="2pt solid #333333" fo:border-right="none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-top="none" fo:border-bottom="2pt solid #333333" fo:border-left="none" fo:border-right="none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-top="none" fo:border-bottom="2pt solid #333333" fo:border-left="none" fo:border-right="2pt solid #333333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-top="2pt solid #333333" fo:border-bottom="none" fo:border-left="2pt solid #333333" fo:border-right="none" style:vertical-align="to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2pt solid #333333" fo:border-bottom="none" fo:border-left="none" fo:border-right="none"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-top="2pt solid #333333" fo:border-bottom="none" fo:border-left="none" fo:border-right="2pt solid #333333"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order-top="none" fo:border-bottom="none" fo:border-left="2pt solid #333333" fo:border-right="none"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-top="none" fo:border-bottom="none" fo:border-left="none" fo:border-right="2pt solid #333333"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order-top="none" fo:border-bottom="2pt solid #333333" fo:border-left="2pt solid #333333" fo:border-right="none"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Default" style:data-style-name="N0">
      <style:table-cell-properties fo:border-top="none" fo:border-bottom="2pt solid #333333" fo:border-left="none" fo:border-right="none"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Default" style:data-style-name="N0">
      <style:table-cell-properties fo:border-top="none" fo:border-bottom="2pt solid #333333" fo:border-left="none" fo:border-right="2pt solid #333333"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Default" style:data-style-name="N0">
      <style:table-cell-properties fo:border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fo:border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fo:border-top="none" fo:border-bottom="2pt solid #333333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fo:border-top="2pt solid #333333" fo:border-bottom="none" fo:border-left="2pt solid #333333" fo:border-right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7" style:family="table-cell" style:parent-style-name="Default" style:data-style-name="N4">
      <style:table-cell-properties fo:border-top="2pt solid #333333" fo:border-bottom="none" fo:border-left="2pt solid #333333" fo:border-right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8" style:family="table-cell" style:parent-style-name="Default" style:data-style-name="N37">
      <style:table-cell-properties fo:border-top="2pt solid #333333" fo:border-bottom="none" fo:border-left="2pt solid #333333" fo:border-right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0" style:family="table-cell" style:parent-style-name="Default" style:data-style-name="N0">
      <style:table-cell-properties fo:border-top="2pt solid #333333" fo:border-bottom="none" fo:border-left="2pt solid #333333" fo:border-right="thin solid #333333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1" style:family="table-cell" style:parent-style-name="Default" style:data-style-name="N0">
      <style:table-cell-properties fo:border-top="2pt solid #333333" fo:border-bottom="none" fo:border-left="thin solid #333333" fo:border-right="thin solid #333333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2" style:family="table-cell" style:parent-style-name="Default" style:data-style-name="N0">
      <style:table-cell-properties fo:border-top="2pt solid #333333" fo:border-bottom="none" fo:border-left="thin solid #333333" fo:border-right="thin solid #333333" style:vertical-align="middle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3" style:family="table-cell" style:parent-style-name="Default" style:data-style-name="N4">
      <style:table-cell-properties fo:border-top="2pt solid #333333" fo:border-bottom="none" fo:border-left="none" fo:border-right="thin solid #333333"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4" style:family="table-cell" style:parent-style-name="Default" style:data-style-name="N4">
      <style:table-cell-properties fo:border-top="2pt solid #333333" fo:border-bottom="none" fo:border-left="thin solid #333333" fo:border-right="thin solid #333333"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5" style:family="table-cell" style:parent-style-name="Default" style:data-style-name="N4">
      <style:table-cell-properties fo:border-top="2pt solid #333333" fo:border-bottom="none" fo:border-left="thin solid #333333" fo:border-right="2pt solid #333333"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6" style:family="table-cell" style:parent-style-name="Default" style:data-style-name="N4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7" style:family="table-cell" style:parent-style-name="Default" style:data-style-name="N0">
      <style:table-cell-properties fo:border-top="thin solid #333333" fo:border-bottom="thin solid #333333" fo:border-left="2pt solid #333333" fo:border-right="thin solid #333333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8" style:family="table-cell" style:parent-style-name="Default" style:data-style-name="N0">
      <style:table-cell-properties fo:border="thin solid #333333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9" style:family="table-cell" style:parent-style-name="Default" style:data-style-name="N0">
      <style:table-cell-properties fo:border="thin solid #333333" style:vertical-align="middle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0" style:family="table-cell" style:parent-style-name="Default" style:data-style-name="N4">
      <style:table-cell-properties fo:border="thin solid #333333"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1" style:family="table-cell" style:parent-style-name="Default" style:data-style-name="N4">
      <style:table-cell-properties fo:border-top="thin solid #333333" fo:border-bottom="thin solid #333333" fo:border-left="thin solid #333333" fo:border-right="2pt solid #333333"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2" style:family="table-cell" style:parent-style-name="Default" style:data-style-name="N4">
      <style:table-cell-properties fo:border-top="thin solid #333333" fo:border-bottom="2pt solid #333333" fo:border-left="thin solid #333333" fo:border-right="thin solid #333333"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3" style:family="table-cell" style:parent-style-name="Default" style:data-style-name="N4">
      <style:table-cell-properties fo:border-top="thin solid #333333" fo:border-bottom="2pt solid #333333" fo:border-left="thin solid #333333" fo:border-right="2pt solid #333333"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4" style:family="table-cell" style:parent-style-name="Default" style:data-style-name="N4">
      <style:table-cell-properties fo:border-top="none" fo:border-bottom="2pt solid #333333" fo:border-left="thin solid #333333" fo:border-right="thin solid #333333" style:vertical-align="middl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5" style:family="table-cell" style:parent-style-name="Default" style:data-style-name="N4">
      <style:table-cell-properties fo:border-top="none" fo:border-bottom="2pt solid #333333" fo:border-left="thin solid #333333" fo:border-right="2pt solid #333333" style:vertical-align="middl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6" style:family="table-cell" style:parent-style-name="Default" style:data-style-name="N0">
      <style:table-cell-properties fo:border-top="none" fo:border-bottom="none" fo:border-left="2pt solid #333333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8" style:family="table-cell" style:parent-style-name="Default" style:data-style-name="N4">
      <style:table-cell-properties style:vertical-align="middl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9" style:family="table-cell" style:parent-style-name="Default" style:data-style-name="N4">
      <style:table-cell-properties fo:border-top="none" fo:border-bottom="none" fo:border-left="none" fo:border-right="2pt solid #333333" style:vertical-align="middl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0" style:family="table-cell" style:parent-style-name="Default" style:data-style-name="N0">
      <style:table-cell-properties fo:border-top="none" fo:border-bottom="2pt solid #333333" fo:border-left="none" fo:border-right="none" style:vertical-align="automatic" style:repeat-content="false"/>
      <style:paragraph-properties fo:text-align="center"/>
      <style:text-properties fo:color="#FF0000" style:font-name="Arial" style:font-name-asian="Arial" style:font-name-complex="Arial" fo:font-weight="bold" style:font-weight-asian="bold" style:font-weight-complex="bold" style:font-family-generic="swiss"/>
    </style:style>
    <style:style style:name="ce101" style:family="table-cell" style:parent-style-name="Default" style:data-style-name="N36">
      <style:table-cell-properties fo:border-top="2pt solid #333333" fo:border-bottom="none" fo:border-left="none" fo:border-right="none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02" style:family="table-cell" style:parent-style-name="Default" style:data-style-name="N0">
      <style:table-cell-properties fo:border-top="none" fo:border-bottom="none" fo:border-left="none" fo:border-right="2pt solid #333333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3" style:family="table-cell" style:parent-style-name="Default" style:data-style-name="N0">
      <style:table-cell-properties fo:border-top="none" fo:border-bottom="none" fo:border-left="2pt solid #333333" fo:border-right="none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4" style:family="table-cell" style:parent-style-name="Default" style:data-style-name="N0">
      <style:table-cell-properties fo:border-top="none" fo:border-bottom="none" fo:border-left="2pt solid #333333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5" style:family="table-cell" style:parent-style-name="Default" style:data-style-name="N0">
      <style:table-cell-properties fo:border-top="none" fo:border-bottom="none" fo:border-left="none" fo:border-right="2pt solid #333333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6" style:family="table-cell" style:parent-style-name="Default" style:data-style-name="N0">
      <style:table-cell-properties fo:border-top="none" fo:border-bottom="2pt solid #333333" fo:border-left="2pt solid #333333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7" style:family="table-cell" style:parent-style-name="Default" style:data-style-name="N0">
      <style:table-cell-properties fo:border-top="none" fo:border-bottom="2pt solid #333333" fo:border-left="none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8" style:family="table-cell" style:parent-style-name="Default" style:data-style-name="N0">
      <style:table-cell-properties fo:border-top="none" fo:border-bottom="2pt solid #333333" fo:border-left="none" fo:border-right="2pt solid #333333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9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11" style:family="table-cell" style:parent-style-name="Default" style:data-style-name="N4"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12" style:family="table-cell" style:parent-style-name="Default" style:data-style-name="N37"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4" style:family="table-cell" style:parent-style-name="Default" style:data-style-name="N0">
      <style:table-cell-properties fo:border-top="thin solid #333333" fo:border-bottom="2pt solid #333333" fo:border-left="2pt solid #333333" fo:border-right="thin solid #333333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5" style:family="table-cell" style:parent-style-name="Normal_32_2" style:data-style-name="N0">
      <style:table-cell-properties fo:border-top="2pt solid #333333" fo:border-bottom="none" fo:border-left="2pt solid #333333" fo:border-right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6" style:family="table-cell" style:parent-style-name="Normal_32_2" style:data-style-name="N0">
      <style:table-cell-properties fo:border-top="2pt solid #333333" fo:border-bottom="none" fo:border-left="none" fo:border-right="none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7" style:family="table-cell" style:parent-style-name="Normal_32_2" style:data-style-name="N0">
      <style:table-cell-properties fo:border-top="2pt solid #333333" fo:border-bottom="none" fo:border-left="none" fo:border-right="none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8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9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0" style:family="table-cell" style:parent-style-name="Normal_32_2" style:data-style-name="N0">
      <style:table-cell-properties fo:border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1" style:family="table-cell" style:parent-style-name="Normal_32_2" style:data-style-name="N0">
      <style:table-cell-properties fo:border-top="thin solid #333333" fo:border-bottom="thin solid #333333" fo:border-left="thin solid #333333" fo:border-right="none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2" style:family="table-cell" style:parent-style-name="Normal_32_2" style:data-style-name="N39">
      <style:table-cell-properties fo:border-top="2pt solid #333333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3" style:family="table-cell" style:parent-style-name="Normal_32_2" style:data-style-name="N0">
      <style:table-cell-properties fo:border-top="2pt solid #333333" fo:border-bottom="thin solid #333333" fo:border-left="thin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4" style:family="table-cell" style:parent-style-name="Normal_32_2" style:data-style-name="N38">
      <style:table-cell-properties fo:border-top="2pt solid #333333" fo:border-bottom="thin solid #333333" fo:border-left="thin solid #333333" fo:border-right="2pt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5" style:family="table-cell" style:parent-style-name="Normal_32_2" style:data-style-name="N30">
      <style:table-cell-properties fo:border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6" style:family="table-cell" style:parent-style-name="Normal_32_2" style:data-style-name="N39">
      <style:table-cell-properties fo:border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7" style:family="table-cell" style:parent-style-name="Normal_32_2" style:data-style-name="N0">
      <style:table-cell-properties fo:border="thin solid #333333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8" style:family="table-cell" style:parent-style-name="Normal_32_2" style:data-style-name="N38">
      <style:table-cell-properties fo:border-top="thin solid #333333" fo:border-bottom="thin solid #333333" fo:border-left="thin solid #333333" fo:border-right="2pt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9" style:family="table-cell" style:parent-style-name="Normal_32_2" style:data-style-name="N39">
      <style:table-cell-properties fo:border-top="thin solid #333333" fo:border-bottom="none" fo:border-left="thin solid #333333" fo:border-right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0" style:family="table-cell" style:parent-style-name="Normal_32_2" style:data-style-name="N30">
      <style:table-cell-properties fo:border-top="thin solid #333333" fo:border-bottom="none" fo:border-left="thin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1" style:family="table-cell" style:parent-style-name="Normal_32_2" style:data-style-name="N0">
      <style:table-cell-properties fo:border-top="thin solid #333333" fo:border-bottom="none" fo:border-left="thin solid #333333" fo:border-right="thin solid #333333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2" style:family="table-cell" style:parent-style-name="Normal_32_2" style:data-style-name="N0">
      <style:table-cell-properties fo:border-top="thin solid #333333" fo:border-bottom="none" fo:border-left="thin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3" style:family="table-cell" style:parent-style-name="Normal_32_2" style:data-style-name="N38">
      <style:table-cell-properties fo:border-top="thin solid #333333" fo:border-bottom="none" fo:border-left="thin solid #333333" fo:border-right="2pt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4" style:family="table-cell" style:parent-style-name="Normal_32_2" style:data-style-name="N0">
      <style:table-cell-properties fo:border-top="thin solid #333333" fo:border-bottom="2pt solid #333333" fo:border-left="2pt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5" style:family="table-cell" style:parent-style-name="Normal_32_2" style:data-style-name="N0">
      <style:table-cell-properties fo:border-top="thin solid #333333" fo:border-bottom="2pt solid #333333" fo:border-left="thin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6" style:family="table-cell" style:parent-style-name="Normal_32_2" style:data-style-name="N0">
      <style:table-cell-properties fo:border-top="thin solid #333333" fo:border-bottom="2pt solid #333333" fo:border-left="thin solid #333333" fo:border-right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37" style:family="table-cell" style:parent-style-name="Normal_32_2" style:data-style-name="N39">
      <style:table-cell-properties fo:border-top="thin solid #333333" fo:border-bottom="2pt solid #333333" fo:border-left="thin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8" style:family="table-cell" style:parent-style-name="Normal_32_2" style:data-style-name="N0">
      <style:table-cell-properties fo:border-top="thin solid #333333" fo:border-bottom="2pt solid #333333" fo:border-left="thin solid #333333" fo:border-right="2pt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9" style:family="table-cell" style:parent-style-name="Default" style:data-style-name="N36">
      <style:table-cell-properties fo:border-top="2pt solid #333333" fo:border-bottom="none" fo:border-left="2pt solid #333333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0" style:family="table-cell" style:parent-style-name="Default" style:data-style-name="N36">
      <style:table-cell-properties fo:border-top="2pt solid #333333" fo:border-bottom="none" fo:border-left="none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1" style:family="table-cell" style:parent-style-name="Default" style:data-style-name="N36">
      <style:table-cell-properties fo:border-top="2pt solid #333333" fo:border-bottom="none" fo:border-left="none" fo:border-right="2pt solid #333333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7.75229166666667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3.62479166666667cm"/>
    </style:style>
    <style:style style:name="co17" style:family="table-column">
      <style:table-column-properties fo:break-before="auto" style:column-width="5.34458333333333cm"/>
    </style:style>
    <style:style style:name="co18" style:family="table-column">
      <style:table-column-properties fo:break-before="auto" style:column-width="3.571875cm"/>
    </style:style>
    <style:style style:name="co19" style:family="table-column">
      <style:table-column-properties fo:break-before="auto" style:column-width="4.048125cm"/>
    </style:style>
    <style:style style:name="co20" style:family="table-column">
      <style:table-column-properties fo:break-before="auto" style:column-width="4.15395833333333cm"/>
    </style:style>
    <style:style style:name="co21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24.75pt" style:use-optimal-row-height="true" fo:break-before="auto"/>
    </style:style>
    <style:style style:name="ro9" style:family="table-row">
      <style:table-row-properties style:row-height="14.25pt" style:use-optimal-row-height="true" fo:break-before="auto"/>
    </style:style>
    <style:style style:name="ro10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.01969in" fo:padding-right="0in" draw:textarea-vertical-align="middle" draw:textarea-horizontal-align="center" draw:fill="gradient" draw:fill-gradient-name="a22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.01969in" fo:padding-right="0in" draw:textarea-vertical-align="middle" draw:textarea-horizontal-align="center" draw:fill="gradient" draw:fill-gradient-name="a10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.01969in" fo:padding-right="0in" draw:textarea-vertical-align="middle" draw:textarea-horizontal-align="center" draw:fill="gradient" draw:fill-gradient-name="a16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.01969in" fo:padding-right="0in" draw:textarea-vertical-align="middle" draw:textarea-horizontal-align="center" draw:fill="gradient" draw:fill-gradient-name="a4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2" table:default-cell-style-name="ce11"/>
        <table:table-column table:style-name="co5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7" table:default-cell-style-name="ce11"/>
        <table:table-column table:style-name="co6" table:number-columns-repeated="249" table:default-cell-style-name="ce11"/>
        <table:table-row table:style-name="ro1">
          <table:table-cell table:style-name="ce2"/>
          <table:table-cell office:value-type="string" office:string-value="LINKOTEL S.A." table:formula="of:=['file:///C:/Users/Carlos%20Almeida/Documents/GitHub/Linkotel/FASE%20II%20-%20Ejecucion/Linkotel,%20papeles%20de%20trabajo%20auditoria%202020.xls'#'BG-A'.$A$2]" table:style-name="ce3">
            <text:p>LINKOTEL S.A.</text:p>
          </table:table-cell>
          <table:table-cell table:number-columns-repeated="3" table:style-name="ce4"/>
          <table:table-cell office:value-type="string" table:style-name="ce5">
            <text:p>Ref.:<text:s/></text:p>
          </table:table-cell>
          <table:table-cell office:value-type="string" table:style-name="ce6">
            <text:p>A-1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string" table:style-name="ce3">
            <text:p>ACTIVO</text:p>
          </table:table-cell>
          <table:table-cell table:number-columns-repeated="3" table:style-name="ce4"/>
          <table:table-cell office:value-type="string" table:style-name="ce5">
            <text:p>Elaboró:</text:p>
          </table:table-cell>
          <table:table-cell office:value-type="string" table:style-name="ce6">
            <text:p>AE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string" table:style-name="ce3">
            <text:p>EFECTIVO Y EQUIVALENTE DE EFECTIVO</text:p>
          </table:table-cell>
          <table:table-cell table:number-columns-repeated="3" table:style-name="ce4"/>
          <table:table-cell office:value-type="string" table:style-name="ce5">
            <text:p>Supervisó:</text:p>
          </table:table-cell>
          <table:table-cell office:value-type="string" table:style-name="ce6">
            <text:p>GM</text:p>
          </table:table-cell>
          <table:table-cell table:number-columns-repeated="16377" table:style-name="ce2"/>
        </table:table-row>
        <table:table-row table:style-name="ro1">
          <table:table-cell table:style-name="ce2"/>
          <table:table-cell office:value-type="string" office:string-value="AUDITORÍA AL 31/12/2020" table:formula="of:=['file:///C:/Users/Carlos%20Almeida/Documents/GitHub/Linkotel/FASE%20II%20-%20Ejecucion/Linkotel,%20papeles%20de%20trabajo%20auditoria%202020.xls'#'BG-A'.$A$5]" table:style-name="ce3">
            <text:p>AUDITORÍA AL 31/12/2020</text:p>
          </table:table-cell>
          <table:table-cell table:number-columns-repeated="3" table:style-name="ce4"/>
          <table:table-cell office:value-type="string" table:style-name="ce2">
            <text:p>Aprobó:<text:s/></text:p>
          </table:table-cell>
          <table:table-cell office:value-type="string" table:style-name="ce6">
            <text:p>LM</text:p>
          </table:table-cell>
          <table:table-cell table:number-columns-repeated="16377" table:style-name="ce2"/>
        </table:table-row>
        <table:table-row table:style-name="ro2">
          <table:table-cell table:number-columns-repeated="2" table:style-name="ce2"/>
          <table:table-cell table:style-name="ce7"/>
          <table:table-cell table:number-columns-repeated="16381" table:style-name="ce2"/>
        </table:table-row>
        <table:table-row table:style-name="ro3">
          <table:table-cell office:value-type="string" table:number-columns-spanned="1" table:number-rows-spanned="2" table:style-name="ce71">
            <text:p>CÓDIGO</text:p>
          </table:table-cell>
          <table:table-cell office:value-type="string" table:number-columns-spanned="1" table:number-rows-spanned="2" table:style-name="ce71">
            <text:p>NOMBRE DE LA CUENTA</text:p>
          </table:table-cell>
          <table:table-cell office:value-type="string" table:number-columns-spanned="1" table:number-rows-spanned="2" table:style-name="ce72">
            <text:p>Ref.</text:p>
          </table:table-cell>
          <table:table-cell office:value-type="string" table:style-name="ce8">
            <text:p>SALDO AL</text:p>
          </table:table-cell>
          <table:table-cell office:value-type="string" table:number-columns-spanned="2" table:number-rows-spanned="1" table:style-name="ce73">
            <text:p>MOVIMIENTOS</text:p>
          </table:table-cell>
          <table:covered-table-cell/>
          <table:table-cell office:value-type="string" table:style-name="ce8">
            <text:p>SALDO S/</text:p>
          </table:table-cell>
          <table:table-cell table:style-name="ce10"/>
          <table:table-cell table:number-columns-repeated="16376"/>
        </table:table-row>
        <table:table-row table:style-name="ro4">
          <table:covered-table-cell/>
          <table:covered-table-cell/>
          <table:covered-table-cell/>
          <table:table-cell office:value-type="date" office:date-value="2019-10-31T00:00:00" table:style-name="ce12">
            <text:p>31/10/2019</text:p>
          </table:table-cell>
          <table:table-cell office:value-type="string" table:style-name="ce9">
            <text:p>DB.</text:p>
          </table:table-cell>
          <table:table-cell office:value-type="string" table:style-name="ce9">
            <text:p>CR.</text:p>
          </table:table-cell>
          <table:table-cell office:value-type="string" table:style-name="ce13">
            <text:p>AUDITORÍA al 31/12/2020</text:p>
          </table:table-cell>
          <table:table-cell table:style-name="ce10"/>
          <table:table-cell table:number-columns-repeated="16376"/>
        </table:table-row>
        <table:table-row table:style-name="ro5">
          <table:table-cell table:style-name="ce14"/>
          <table:table-cell table:style-name="ce15"/>
          <table:table-cell table:style-name="ce16"/>
          <table:table-cell table:number-columns-repeated="3" table:style-name="ce17"/>
          <table:table-cell table:style-name="ce18"/>
          <table:table-cell table:style-name="ce10"/>
          <table:table-cell table:number-columns-repeated="16376"/>
        </table:table-row>
        <table:table-row table:style-name="ro5">
          <table:table-cell table:style-name="ce19"/>
          <table:table-cell office:value-type="string" table:style-name="ce20">
            <text:p>EFECTIVO Y EQUIVALENTES DEL EFECTIVO</text:p>
          </table:table-cell>
          <table:table-cell table:style-name="ce21"/>
          <table:table-cell table:number-columns-repeated="3" table:style-name="ce22"/>
          <table:table-cell table:style-name="ce23"/>
          <table:table-cell table:number-columns-repeated="16377" table:style-name="ce11"/>
        </table:table-row>
        <table:table-row table:style-name="ro5">
          <table:table-cell office:value-type="string" table:style-name="ce24">
            <text:p>1.1.01.01.01</text:p>
          </table:table-cell>
          <table:table-cell office:value-type="string" table:style-name="ce25">
            <text:p>Caja Chica</text:p>
          </table:table-cell>
          <table:table-cell table:style-name="ce21"/>
          <table:table-cell office:value-type="float" office:value="200" table:style-name="ce22">
            <text:p>200,00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200" table:formula="of:=+[.D10]+[.E10]-[.F10]" table:style-name="ce26">
            <text:p><text:a xlink:href="#A-1.I13">200,00</text:a>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24">
            <text:p>1.1.02.01.01</text:p>
          </table:table-cell>
          <table:table-cell office:value-type="string" table:style-name="ce27">
            <text:p>Banco del Pichincha Cta. Cte. 3131409604</text:p>
          </table:table-cell>
          <table:table-cell table:style-name="ce21"/>
          <table:table-cell office:value-type="float" office:value="19129.93" table:style-name="ce22">
            <text:p>19.129,93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19129.93" table:formula="of:=+[.D11]+[.E11]-[.F11]" table:style-name="ce26">
            <text:p><text:a xlink:href="#A-1.I13">19.129,93</text:a>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24">
            <text:p>1.1.02.01.02</text:p>
          </table:table-cell>
          <table:table-cell office:value-type="string" table:style-name="ce25">
            <text:p>Banco Guayaquil Cta Cte #00267834-9</text:p>
          </table:table-cell>
          <table:table-cell table:style-name="ce21"/>
          <table:table-cell office:value-type="float" office:value="16353.35" table:style-name="ce22">
            <text:p>16.353,35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16353.35" table:formula="of:=+[.D12]+[.E12]-[.F12]" table:style-name="ce26">
            <text:p>16.353,35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24">
            <text:p>1.1.02.01.03</text:p>
          </table:table-cell>
          <table:table-cell office:value-type="string" table:style-name="ce25">
            <text:p>Banco del Pacifico Cta. Cte. # 0554910-8</text:p>
          </table:table-cell>
          <table:table-cell table:style-name="ce21"/>
          <table:table-cell office:value-type="float" office:value="31078.87" table:style-name="ce22">
            <text:p>31.078,87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31078.87" table:formula="of:=+[.D13]+[.E13]-[.F13]" table:style-name="ce26">
            <text:p>31.078,87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24">
            <text:p>1.1.02.01.04</text:p>
          </table:table-cell>
          <table:table-cell office:value-type="string" table:style-name="ce25">
            <text:p>Banco International Cta. Cte. # 140-060210-9</text:p>
          </table:table-cell>
          <table:table-cell table:style-name="ce21"/>
          <table:table-cell office:value-type="float" office:value="127.15" table:style-name="ce22">
            <text:p>127,15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127.15" table:formula="of:=+[.D14]+[.E14]-[.F14]" table:style-name="ce26">
            <text:p>127,15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24">
            <text:p>1.1.02.01.05</text:p>
          </table:table-cell>
          <table:table-cell office:value-type="string" table:style-name="ce25">
            <text:p>Produbanco Cta. Cte. #02006106151</text:p>
          </table:table-cell>
          <table:table-cell table:style-name="ce21"/>
          <table:table-cell office:value-type="float" office:value="20022.939999999999" table:style-name="ce22">
            <text:p>20.022,94</text:p>
          </table:table-cell>
          <table:table-cell office:value-type="float" office:value="0" table:style-name="ce22">
            <text:p>0,00</text:p>
          </table:table-cell>
          <table:table-cell office:value-type="float" office:value="0" table:style-name="ce22">
            <text:p>0,00</text:p>
          </table:table-cell>
          <table:table-cell office:value-type="float" office:value="20022.939999999999" table:formula="of:=+[.D15]+[.E15]-[.F15]" table:style-name="ce26">
            <text:p>20.022,94</text:p>
          </table:table-cell>
          <table:table-cell table:number-columns-repeated="16377" table:style-name="ce11"/>
        </table:table-row>
        <table:table-row table:style-name="ro5">
          <table:table-cell table:style-name="ce28"/>
          <table:table-cell table:style-name="ce29"/>
          <table:table-cell table:style-name="ce21"/>
          <table:table-cell table:number-columns-repeated="3" table:style-name="ce30"/>
          <table:table-cell table:style-name="ce31"/>
          <table:table-cell table:style-name="ce32"/>
          <table:table-cell table:number-columns-repeated="16376"/>
        </table:table-row>
        <table:table-row table:style-name="ro5">
          <table:table-cell table:style-name="ce28"/>
          <table:table-cell office:value-type="string" table:style-name="ce33">
            <text:p>Total Efectivo y Equivalentes</text:p>
          </table:table-cell>
          <table:table-cell table:style-name="ce34"/>
          <table:table-cell office:value-type="float" office:value="86912.239999999991" table:formula="of:=SUM([.D10:.D16])" table:style-name="ce35">
            <text:p>86.912,24</text:p>
          </table:table-cell>
          <table:table-cell office:value-type="float" office:value="0" table:formula="of:=SUM([.E10:.E16])" table:style-name="ce35">
            <text:p>0,00</text:p>
          </table:table-cell>
          <table:table-cell office:value-type="float" office:value="0" table:formula="of:=SUM([.F10:.F16])" table:style-name="ce35">
            <text:p>0,00</text:p>
          </table:table-cell>
          <table:table-cell office:value-type="float" office:value="86912.239999999991" table:formula="of:=SUM([.G10:.G15])" table:style-name="ce36">
            <text:p><text:a xlink:href="#BG-A.I12">86.912,24</text:a></text:p>
          </table:table-cell>
          <table:table-cell table:style-name="ce37"/>
          <table:table-cell table:number-columns-repeated="16376" table:style-name="ce38"/>
        </table:table-row>
        <table:table-row table:style-name="ro5">
          <table:table-cell table:style-name="ce39"/>
          <table:table-cell table:style-name="ce40"/>
          <table:table-cell table:style-name="ce41"/>
          <table:table-cell table:style-name="ce42"/>
          <table:table-cell table:number-columns-repeated="2" table:style-name="ce43"/>
          <table:table-cell table:style-name="ce44"/>
          <table:table-cell table:style-name="ce32"/>
          <table:table-cell table:number-columns-repeated="16376"/>
        </table:table-row>
        <table:table-row table:style-name="ro6">
          <table:table-cell office:value-type="string" table:style-name="ce45">
            <text:p>Comentario:<text:s/></text:p>
          </table:table-cell>
          <table:table-cell table:number-columns-repeated="5" table:style-name="ce46"/>
          <table:table-cell table:style-name="ce47"/>
          <table:table-cell table:number-columns-repeated="16377" table:style-name="ce11"/>
        </table:table-row>
        <table:table-row table:style-name="ro6">
          <table:table-cell table:style-name="ce48"/>
          <table:table-cell table:style-name="ce49"/>
          <table:table-cell table:number-columns-repeated="4" table:style-name="ce50"/>
          <table:table-cell table:style-name="ce51"/>
          <table:table-cell table:number-columns-repeated="16377" table:style-name="ce11"/>
        </table:table-row>
        <table:table-row table:number-rows-repeated="3" table:style-name="ro6">
          <table:table-cell table:number-columns-repeated="6" table:style-name="ce52"/>
          <table:table-cell table:style-name="ce53"/>
          <table:table-cell table:number-columns-repeated="16377" table:style-name="ce11"/>
        </table:table-row>
        <table:table-row table:style-name="ro7">
          <table:table-cell table:style-name="ce54"/>
          <table:table-cell table:number-columns-repeated="5" table:style-name="ce55"/>
          <table:table-cell table:style-name="ce56"/>
          <table:table-cell table:number-columns-repeated="16377" table:style-name="ce11"/>
        </table:table-row>
        <table:table-row table:style-name="ro6">
          <table:table-cell office:value-type="string" table:style-name="ce57">
            <text:p>Conclusión:<text:span text:style-name="T1"><text:s/></text:span></text:p>
          </table:table-cell>
          <table:table-cell table:number-columns-repeated="5" table:style-name="ce58"/>
          <table:table-cell table:style-name="ce59"/>
          <table:table-cell table:style-name="ce32"/>
          <table:table-cell table:number-columns-repeated="16376"/>
        </table:table-row>
        <table:table-row table:number-rows-repeated="2" table:style-name="ro6">
          <table:table-cell table:style-name="ce60"/>
          <table:table-cell table:number-columns-repeated="5" table:style-name="ce61"/>
          <table:table-cell table:style-name="ce62"/>
          <table:table-cell table:style-name="ce32"/>
          <table:table-cell table:number-columns-repeated="16376"/>
        </table:table-row>
        <table:table-row table:style-name="ro7">
          <table:table-cell table:style-name="ce63"/>
          <table:table-cell table:number-columns-repeated="5" table:style-name="ce64"/>
          <table:table-cell table:style-name="ce65"/>
          <table:table-cell table:style-name="ce32"/>
          <table:table-cell table:number-columns-repeated="16376"/>
        </table:table-row>
        <table:table-row table:style-name="ro6">
          <table:table-cell office:value-type="string" table:style-name="ce66">
            <text:p>Fuente:<text:span text:style-name="T2"><text:s/></text:span></text:p>
          </table:table-cell>
          <table:table-cell table:number-columns-repeated="6" table:style-name="ce61"/>
          <table:table-cell table:style-name="ce32"/>
          <table:table-cell table:number-columns-repeated="16376"/>
        </table:table-row>
        <table:table-row table:style-name="ro6">
          <table:table-cell table:number-columns-repeated="6" table:style-name="ce61"/>
          <table:table-cell table:style-name="ce61">
            <draw:custom-shape svg:x="1.04167in" svg:y="0.11458in" svg:width="0.15625in" svg:height="0.30208in" draw:z-index="1" draw:id="id0" draw:style-name="a5" draw:name="3 Flecha izquierda">
              <svg:title/>
              <svg:desc/>
              <text:p text:style-name="a1" text:class-names="" text:cond-style-name=""><text:span text:style-name="a0" text:class-names="">PG</text:span></text:p>
              <text:p text:style-name="a3" text:class-names="" text:cond-style-name=""><text:span text:style-name="a2" text:class-names=""/></text:p>
    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11262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?f11 * ?f12"/>
                <draw:equation draw:name="f17" draw:formula="21600 * ?f14"/>
                <draw:equation draw:name="f18" draw:formula="0 * ?f14"/>
                <draw:equation draw:name="f19" draw:formula="?f16 / 10800"/>
                <draw:equation draw:name="f20" draw:formula="?f11 - ?f19"/>
                <draw:equation draw:name="f21" draw:formula="?f18 / ?f14"/>
                <draw:equation draw:name="f22" draw:formula="?f17 / ?f14"/>
                <draw:equation draw:name="f23" draw:formula="$0 / ?f6"/>
                <draw:equation draw:name="f24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2"/>
          <table:table-cell table:number-columns-repeated="16376"/>
        </table:table-row>
        <table:table-row table:style-name="ro6">
          <table:table-cell office:value-type="string" table:style-name="ce67">
            <text:p>√</text:p>
          </table:table-cell>
          <table:table-cell office:value-type="string" table:style-name="ce68">
            <text:p>Revisado</text:p>
          </table:table-cell>
          <table:table-cell table:number-columns-repeated="5" table:style-name="ce68"/>
          <table:table-cell table:style-name="ce32"/>
          <table:table-cell table:number-columns-repeated="16376"/>
        </table:table-row>
        <table:table-row table:style-name="ro6">
          <table:table-cell office:value-type="string" table:style-name="ce67">
            <text:p>¥</text:p>
          </table:table-cell>
          <table:table-cell office:value-type="string" table:style-name="ce68">
            <text:p>Confrontado con libros</text:p>
          </table:table-cell>
          <table:table-cell table:number-columns-repeated="5" table:style-name="ce68"/>
          <table:table-cell table:style-name="ce32"/>
          <table:table-cell table:number-columns-repeated="16376"/>
        </table:table-row>
        <table:table-row table:style-name="ro6">
          <table:table-cell office:value-type="string" table:style-name="ce67">
            <text:p>§</text:p>
          </table:table-cell>
          <table:table-cell office:value-type="string" table:style-name="ce68">
            <text:p>Cotejado con documento</text:p>
          </table:table-cell>
          <table:table-cell table:number-columns-repeated="5" table:style-name="ce68"/>
          <table:table-cell table:style-name="ce32"/>
          <table:table-cell table:number-columns-repeated="16376"/>
        </table:table-row>
        <table:table-row table:style-name="ro6">
          <table:table-cell office:value-type="string" table:style-name="ce67">
            <text:p>Ʃ</text:p>
          </table:table-cell>
          <table:table-cell office:value-type="string" table:style-name="ce68">
            <text:p>Totalizado</text:p>
          </table:table-cell>
          <table:table-cell table:number-columns-repeated="5" table:style-name="ce68"/>
          <table:table-cell table:style-name="ce32"/>
          <table:table-cell table:number-columns-repeated="16376"/>
        </table:table-row>
        <table:table-row table:style-name="ro6">
          <table:table-cell table:number-columns-repeated="7" table:style-name="ce68"/>
          <table:table-cell table:style-name="ce32"/>
          <table:table-cell table:number-columns-repeated="16376"/>
        </table:table-row>
        <table:table-row table:style-name="ro6">
          <table:table-cell office:value-type="string" table:style-name="ce69">
            <text:p>Felix Montalvo &amp; Asociados FELMON Cía. Ltda. - CPA Associates International</text:p>
          </table:table-cell>
          <table:table-cell table:style-name="ce11"/>
          <table:table-cell table:style-name="ce70"/>
          <table:table-cell table:number-columns-repeated="16381" table:style-name="ce11"/>
        </table:table-row>
        <table:table-row table:number-rows-repeated="1048540" table:style-name="ro6">
          <table:table-cell table:number-columns-repeated="16384"/>
        </table:table-row>
      </table:table>
      <table:table table:name="Conciliaciones" table:style-name="ta2"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10"/>
        <table:table-column table:style-name="co10" table:default-cell-style-name="ce111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12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column table:style-name="co1" table:default-cell-style-name="ce109"/>
        <table:table-column table:style-name="co8" table:default-cell-style-name="ce109"/>
        <table:table-column table:style-name="co9" table:default-cell-style-name="ce109"/>
        <table:table-column table:style-name="co3" table:default-cell-style-name="ce109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6" table:number-columns-repeated="245" table:default-cell-style-name="ce109"/>
        <table:table-row table:style-name="ro1">
          <table:table-cell table:number-columns-repeated="3" table:style-name="ce2"/>
          <table:table-cell table:number-columns-repeated="2" table:style-name="ce7"/>
          <table:table-cell table:number-columns-repeated="16379" table:style-name="ce2"/>
        </table:table-row>
        <table:table-row table:style-name="ro1">
          <table:table-cell office:value-type="string" office:string-value="LINKOTEL S.A." table:formula="of:=['file:///C:/Users/Carlos%20Almeida/Documents/GitHub/Linkotel/FASE%20II%20-%20Ejecucion/Linkotel,%20papeles%20de%20trabajo%20auditoria%202020.xls'#'BG-A'.$A$2]" table:number-columns-spanned="9" table:number-rows-spanned="1" table:style-name="ce113">
            <text:p>LINKOTEL S.A.</text:p>
          </table:table-cell>
          <table:covered-table-cell table:number-columns-repeated="8"/>
          <table:table-cell office:value-type="string" table:style-name="ce5">
            <text:p>Ref.:<text:s/></text:p>
          </table:table-cell>
          <table:table-cell office:value-type="string" table:style-name="ce6">
            <text:p>A-1-1</text:p>
          </table:table-cell>
          <table:table-cell table:number-columns-repeated="16373" table:style-name="ce2"/>
        </table:table-row>
        <table:table-row table:style-name="ro1">
          <table:table-cell office:value-type="string" table:number-columns-spanned="9" table:number-rows-spanned="1" table:style-name="ce113">
            <text:p>ACTIVO</text:p>
          </table:table-cell>
          <table:covered-table-cell table:number-columns-repeated="8"/>
          <table:table-cell office:value-type="string" table:style-name="ce5">
            <text:p>Elaboró:</text:p>
          </table:table-cell>
          <table:table-cell office:value-type="string" table:style-name="ce6">
            <text:p>AE</text:p>
          </table:table-cell>
          <table:table-cell table:number-columns-repeated="16373" table:style-name="ce2"/>
        </table:table-row>
        <table:table-row table:style-name="ro1">
          <table:table-cell office:value-type="string" table:number-columns-spanned="9" table:number-rows-spanned="1" table:style-name="ce113">
            <text:p>RESUMEN DE CONCILIACIONES BANCARIAS</text:p>
          </table:table-cell>
          <table:covered-table-cell table:number-columns-repeated="8"/>
          <table:table-cell office:value-type="string" table:style-name="ce5">
            <text:p>Supervisó:</text:p>
          </table:table-cell>
          <table:table-cell office:value-type="string" table:style-name="ce6">
            <text:p>GM</text:p>
          </table:table-cell>
          <table:table-cell table:number-columns-repeated="16373" table:style-name="ce2"/>
        </table:table-row>
        <table:table-row table:style-name="ro1">
          <table:table-cell office:value-type="string" office:string-value="AUDITORÍA AL 31/12/2020" table:formula="of:=['file:///C:/Users/Carlos%20Almeida/Documents/GitHub/Linkotel/FASE%20II%20-%20Ejecucion/Linkotel,%20papeles%20de%20trabajo%20auditoria%202020.xls'#'BG-A'.$A$5]" table:number-columns-spanned="9" table:number-rows-spanned="1" table:style-name="ce113">
            <text:p>AUDITORÍA AL 31/12/2020</text:p>
          </table:table-cell>
          <table:covered-table-cell table:number-columns-repeated="8"/>
          <table:table-cell office:value-type="string" table:style-name="ce2">
            <text:p>Aprobó:<text:s/></text:p>
          </table:table-cell>
          <table:table-cell office:value-type="string" table:style-name="ce6">
            <text:p>LM</text:p>
          </table:table-cell>
          <table:table-cell table:number-columns-repeated="16373" table:style-name="ce2"/>
        </table:table-row>
        <table:table-row table:style-name="ro1">
          <table:table-cell table:number-columns-repeated="3" table:style-name="ce2"/>
          <table:table-cell table:number-columns-repeated="2" table:style-name="ce7"/>
          <table:table-cell table:number-columns-repeated="16379" table:style-name="ce2"/>
        </table:table-row>
        <table:table-row table:style-name="ro2">
          <table:table-cell office:value-type="string" table:style-name="ce74">
            <text:p>BANCO:</text:p>
          </table:table-cell>
          <table:table-cell office:value-type="string" table:style-name="ce74">
            <text:p>Pacifico</text:p>
          </table:table-cell>
          <table:table-cell table:style-name="ce2"/>
          <table:table-cell table:number-columns-repeated="2" table:style-name="ce7"/>
          <table:table-cell table:number-columns-repeated="16379" table:style-name="ce2"/>
        </table:table-row>
        <table:table-row table:style-name="ro8">
          <table:table-cell office:value-type="string" office:string-value="CÓDIGO" table:formula="of:=+['file:///C:/Users/Carlos%20Almeida/Documents/GitHub/Linkotel/FASE%20II%20-%20Ejecucion/Linkotel,%20papeles%20de%20trabajo%20auditoria%202020.xls'#'BG-A'.$A$7]" table:style-name="ce75">
            <text:p>CÓDIGO</text:p>
          </table:table-cell>
          <table:table-cell office:value-type="string" table:style-name="ce75">
            <text:p>MES</text:p>
          </table:table-cell>
          <table:table-cell office:value-type="string" table:style-name="ce75">
            <text:p>NÚMERO DE CUENTA</text:p>
          </table:table-cell>
          <table:table-cell office:value-type="string" table:style-name="ce76">
            <text:p>REF.</text:p>
          </table:table-cell>
          <table:table-cell office:value-type="string" table:style-name="ce77">
            <text:p>SALDO S/BANCO</text:p>
          </table:table-cell>
          <table:table-cell office:value-type="string" table:style-name="ce75">
            <text:p>(+) DEPOST. EN TRANS.</text:p>
          </table:table-cell>
          <table:table-cell office:value-type="string" table:style-name="ce75">
            <text:p>(+) NC EN TRANS.</text:p>
          </table:table-cell>
          <table:table-cell office:value-type="string" table:style-name="ce75">
            <text:p>(-) CHEQUES EN TRANS.</text:p>
          </table:table-cell>
          <table:table-cell office:value-type="string" table:style-name="ce75">
            <text:p>(-) ND EN TRANS.</text:p>
          </table:table-cell>
          <table:table-cell office:value-type="string" table:style-name="ce75">
            <text:p>(+/-) OTRAS PART.</text:p>
          </table:table-cell>
          <table:table-cell office:value-type="string" table:style-name="ce78">
            <text:p>SALDO AJUST.</text:p>
          </table:table-cell>
          <table:table-cell table:number-columns-repeated="16373" table:style-name="ce79"/>
        </table:table-row>
        <table:table-row table:style-name="ro5">
          <table:table-cell table:style-name="ce80"/>
          <table:table-cell office:value-type="string" table:style-name="ce81">
            <text:p>Enero</text:p>
          </table:table-cell>
          <table:table-cell office:value-type="string" table:style-name="ce81">
            <text:p>554910-8</text:p>
          </table:table-cell>
          <table:table-cell table:style-name="ce82"/>
          <table:table-cell office:value-type="float" office:value="20651.689999999999" table:style-name="ce83">
            <text:p>20.651,69</text:p>
          </table:table-cell>
          <table:table-cell office:value-type="float" office:value="219.21" table:style-name="ce84">
            <text:p>219,21</text:p>
          </table:table-cell>
          <table:table-cell office:value-type="float" office:value="0" table:style-name="ce84">
            <text:p>0,00</text:p>
          </table:table-cell>
          <table:table-cell office:value-type="float" office:value="270" table:style-name="ce84">
            <text:p>270,00</text:p>
          </table:table-cell>
          <table:table-cell office:value-type="float" office:value="0" table:style-name="ce84">
            <text:p>0,00</text:p>
          </table:table-cell>
          <table:table-cell office:value-type="float" office:value="308.11" table:style-name="ce84">
            <text:p>308,11</text:p>
          </table:table-cell>
          <table:table-cell office:value-type="float" office:value="20909.009999999998" table:formula="of:=+[.E9]+[.F9]+[.G9]-[.H9]-[.I9]+[.J9]" table:style-name="ce85">
            <text:p>20.909,01</text:p>
          </table:table-cell>
          <table:table-cell table:style-name="ce86"/>
          <table:table-cell table:number-columns-repeated="16372" table:style-name="ce11"/>
        </table:table-row>
        <table:table-row table:style-name="ro5">
          <table:table-cell table:style-name="ce87"/>
          <table:table-cell office:value-type="string" table:style-name="ce88">
            <text:p>Junio</text:p>
          </table:table-cell>
          <table:table-cell table:style-name="ce88"/>
          <table:table-cell table:style-name="ce89"/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formula="of:=+[.E10]+[.F10]+[.G10]-[.H10]-[.I10]" table:style-name="ce91">
            <text:p>0,00</text:p>
          </table:table-cell>
          <table:table-cell table:style-name="ce86"/>
          <table:table-cell table:number-columns-repeated="16372" table:style-name="ce11"/>
        </table:table-row>
        <table:table-row table:style-name="ro5">
          <table:table-cell table:style-name="ce87"/>
          <table:table-cell office:value-type="string" table:style-name="ce88">
            <text:p>Septiembre</text:p>
          </table:table-cell>
          <table:table-cell table:style-name="ce88"/>
          <table:table-cell table:style-name="ce89"/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formula="of:=+[.E11]+[.F11]+[.G11]-[.H11]-[.I11]" table:style-name="ce91">
            <text:p>0,00</text:p>
          </table:table-cell>
          <table:table-cell table:style-name="ce86"/>
          <table:table-cell table:number-columns-repeated="16372" table:style-name="ce11"/>
        </table:table-row>
        <table:table-row table:style-name="ro5">
          <table:table-cell table:style-name="ce87"/>
          <table:table-cell office:value-type="string" table:style-name="ce88">
            <text:p>Diciembre</text:p>
          </table:table-cell>
          <table:table-cell table:style-name="ce88"/>
          <table:table-cell table:style-name="ce89"/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formula="of:=+[.E12]-[.H12]-[.I12]" table:style-name="ce93">
            <text:p>0,00</text:p>
          </table:table-cell>
          <table:table-cell table:style-name="ce86"/>
          <table:table-cell table:number-columns-repeated="16372" table:style-name="ce11"/>
        </table:table-row>
        <table:table-row table:style-name="ro5">
          <table:table-cell office:value-type="string" table:number-columns-spanned="4" table:number-rows-spanned="1" table:style-name="ce114">
            <text:p>Total</text:p>
          </table:table-cell>
          <table:covered-table-cell table:number-columns-repeated="3"/>
          <table:table-cell office:value-type="float" office:value="20651.689999999999" table:formula="of:=SUM([.E9:.E12])" table:style-name="ce94">
            <text:p>20.651,69</text:p>
          </table:table-cell>
          <table:table-cell office:value-type="float" office:value="219.21" table:formula="of:=SUM([.F9:.F12])" table:style-name="ce94">
            <text:p>219,21</text:p>
          </table:table-cell>
          <table:table-cell office:value-type="float" office:value="0" table:formula="of:=SUM([.G9:.G12])" table:style-name="ce94">
            <text:p>0,00</text:p>
          </table:table-cell>
          <table:table-cell office:value-type="float" office:value="270" table:formula="of:=SUM([.H9:.H12])" table:style-name="ce94">
            <text:p>270,00</text:p>
          </table:table-cell>
          <table:table-cell office:value-type="float" office:value="0" table:formula="of:=SUM([.I9:.I12])" table:style-name="ce94">
            <text:p>0,00</text:p>
          </table:table-cell>
          <table:table-cell office:value-type="float" office:value="308.11" table:formula="of:=SUM([.J9:.J12])" table:style-name="ce94">
            <text:p>308,11</text:p>
          </table:table-cell>
          <table:table-cell office:value-type="float" office:value="20909.009999999998" table:formula="of:=SUM([.K9:.K12])" table:style-name="ce95">
            <text:p>20.909,01</text:p>
          </table:table-cell>
          <table:table-cell table:number-columns-repeated="16373" table:style-name="ce11"/>
        </table:table-row>
        <table:table-row table:style-name="ro5">
          <table:table-cell table:style-name="ce96"/>
          <table:table-cell table:number-columns-repeated="3" table:style-name="ce97"/>
          <table:table-cell table:number-columns-repeated="6" table:style-name="ce98"/>
          <table:table-cell table:style-name="ce99"/>
          <table:table-cell table:number-columns-repeated="16373" table:style-name="ce11"/>
        </table:table-row>
        <table:table-row table:style-name="ro2">
          <table:table-cell office:value-type="string" table:style-name="ce74">
            <text:p>BANCO:</text:p>
          </table:table-cell>
          <table:table-cell table:style-name="ce74"/>
          <table:table-cell table:style-name="ce2"/>
          <table:table-cell table:style-name="ce100"/>
          <table:table-cell table:style-name="ce7"/>
          <table:table-cell table:number-columns-repeated="16379" table:style-name="ce2"/>
        </table:table-row>
        <table:table-row table:style-name="ro8">
          <table:table-cell office:value-type="string" office:string-value="CÓDIGO" table:formula="of:=+['file:///C:/Users/Carlos%20Almeida/Documents/GitHub/Linkotel/FASE%20II%20-%20Ejecucion/Linkotel,%20papeles%20de%20trabajo%20auditoria%202020.xls'#'BG-A'.$A$7]" table:style-name="ce75">
            <text:p>CÓDIGO</text:p>
          </table:table-cell>
          <table:table-cell office:value-type="string" table:style-name="ce75">
            <text:p>MES</text:p>
          </table:table-cell>
          <table:table-cell office:value-type="string" table:style-name="ce75">
            <text:p>NÚMERO DE CUENTA</text:p>
          </table:table-cell>
          <table:table-cell office:value-type="string" table:style-name="ce76">
            <text:p>REF.</text:p>
          </table:table-cell>
          <table:table-cell office:value-type="string" table:style-name="ce77">
            <text:p>SALDO S/BANCO</text:p>
          </table:table-cell>
          <table:table-cell office:value-type="string" table:style-name="ce75">
            <text:p>(+) DEPOST. EN TRANS.</text:p>
          </table:table-cell>
          <table:table-cell office:value-type="string" table:style-name="ce75">
            <text:p>(+) NC EN TRANS.</text:p>
          </table:table-cell>
          <table:table-cell office:value-type="string" table:style-name="ce75">
            <text:p>(-) CHEQUES EN TRANS.</text:p>
          </table:table-cell>
          <table:table-cell office:value-type="string" table:style-name="ce75">
            <text:p>(-) ND EN TRANS.</text:p>
          </table:table-cell>
          <table:table-cell office:value-type="string" table:style-name="ce75">
            <text:p>(+/-) OTRAS PART.</text:p>
          </table:table-cell>
          <table:table-cell office:value-type="string" table:style-name="ce78">
            <text:p>SALDO AJUST.</text:p>
          </table:table-cell>
          <table:table-cell table:number-columns-repeated="16373" table:style-name="ce79"/>
        </table:table-row>
        <table:table-row table:style-name="ro5">
          <table:table-cell table:style-name="ce80"/>
          <table:table-cell office:value-type="string" table:style-name="ce81">
            <text:p>Enero</text:p>
          </table:table-cell>
          <table:table-cell table:style-name="ce81"/>
          <table:table-cell table:style-name="ce82"/>
          <table:table-cell office:value-type="float" office:value="0" table:style-name="ce83">
            <text:p>0,00</text:p>
          </table:table-cell>
          <table:table-cell office:value-type="float" office:value="0" table:style-name="ce84">
            <text:p>0,00</text:p>
          </table:table-cell>
          <table:table-cell office:value-type="float" office:value="0" table:style-name="ce84">
            <text:p>0,00</text:p>
          </table:table-cell>
          <table:table-cell office:value-type="float" office:value="0" table:style-name="ce84">
            <text:p>0,00</text:p>
          </table:table-cell>
          <table:table-cell office:value-type="float" office:value="0" table:style-name="ce84">
            <text:p>0,00</text:p>
          </table:table-cell>
          <table:table-cell office:value-type="float" office:value="0" table:style-name="ce84">
            <text:p>0,00</text:p>
          </table:table-cell>
          <table:table-cell office:value-type="float" office:value="0" table:formula="of:=+[.E17]+[.F17]+[.G17]-[.H17]-[.I17]" table:style-name="ce85">
            <text:p>0,00</text:p>
          </table:table-cell>
          <table:table-cell table:style-name="ce86"/>
          <table:table-cell table:number-columns-repeated="16372" table:style-name="ce11"/>
        </table:table-row>
        <table:table-row table:style-name="ro5">
          <table:table-cell table:style-name="ce87"/>
          <table:table-cell office:value-type="string" table:style-name="ce88">
            <text:p>Junio</text:p>
          </table:table-cell>
          <table:table-cell table:style-name="ce88"/>
          <table:table-cell table:style-name="ce89"/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formula="of:=+[.E18]+[.F18]+[.G18]-[.H18]-[.I18]" table:style-name="ce91">
            <text:p>0,00</text:p>
          </table:table-cell>
          <table:table-cell table:style-name="ce86"/>
          <table:table-cell table:number-columns-repeated="16372" table:style-name="ce11"/>
        </table:table-row>
        <table:table-row table:style-name="ro5">
          <table:table-cell table:style-name="ce87"/>
          <table:table-cell office:value-type="string" table:style-name="ce88">
            <text:p>Septiembre</text:p>
          </table:table-cell>
          <table:table-cell table:style-name="ce88"/>
          <table:table-cell table:style-name="ce89"/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formula="of:=+[.E19]+[.F19]+[.G19]-[.H19]-[.I19]" table:style-name="ce91">
            <text:p>0,00</text:p>
          </table:table-cell>
          <table:table-cell table:style-name="ce86"/>
          <table:table-cell table:number-columns-repeated="16372" table:style-name="ce11"/>
        </table:table-row>
        <table:table-row table:style-name="ro5">
          <table:table-cell table:style-name="ce87"/>
          <table:table-cell office:value-type="string" table:style-name="ce88">
            <text:p>Diciembre</text:p>
          </table:table-cell>
          <table:table-cell table:style-name="ce88"/>
          <table:table-cell table:style-name="ce89"/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formula="of:=+[.E20]+[.F20]+[.G20]-[.H20]-[.I20]-[.J20]" table:style-name="ce93">
            <text:p>0,00</text:p>
          </table:table-cell>
          <table:table-cell table:style-name="ce86"/>
          <table:table-cell table:number-columns-repeated="16372" table:style-name="ce11"/>
        </table:table-row>
        <table:table-row table:style-name="ro5">
          <table:table-cell office:value-type="string" table:number-columns-spanned="4" table:number-rows-spanned="1" table:style-name="ce114">
            <text:p>Total</text:p>
          </table:table-cell>
          <table:covered-table-cell table:number-columns-repeated="3"/>
          <table:table-cell office:value-type="float" office:value="0" table:formula="of:=SUM([.E17:.E20])" table:style-name="ce94">
            <text:p>0,00</text:p>
          </table:table-cell>
          <table:table-cell office:value-type="float" office:value="0" table:formula="of:=SUM([.F17:.F20])" table:style-name="ce94">
            <text:p>0,00</text:p>
          </table:table-cell>
          <table:table-cell office:value-type="float" office:value="0" table:formula="of:=SUM([.G17:.G20])" table:style-name="ce94">
            <text:p>0,00</text:p>
          </table:table-cell>
          <table:table-cell office:value-type="float" office:value="0" table:formula="of:=SUM([.H17:.H20])" table:style-name="ce94">
            <text:p>0,00</text:p>
          </table:table-cell>
          <table:table-cell office:value-type="float" office:value="0" table:formula="of:=SUM([.I17:.I20])" table:style-name="ce94">
            <text:p>0,00</text:p>
          </table:table-cell>
          <table:table-cell office:value-type="float" office:value="0" table:formula="of:=SUM([.J17:.J20])" table:style-name="ce94">
            <text:p>0,00</text:p>
          </table:table-cell>
          <table:table-cell office:value-type="float" office:value="0" table:formula="of:=SUM([.K17:.K20])" table:style-name="ce95">
            <text:p>0,00</text:p>
          </table:table-cell>
          <table:table-cell table:number-columns-repeated="16373" table:style-name="ce11"/>
        </table:table-row>
        <table:table-row table:style-name="ro5">
          <table:table-cell table:number-columns-repeated="4" table:style-name="ce97"/>
          <table:table-cell table:number-columns-repeated="7" table:style-name="ce98"/>
          <table:table-cell table:number-columns-repeated="16373" table:style-name="ce11"/>
        </table:table-row>
        <table:table-row table:style-name="ro2">
          <table:table-cell office:value-type="string" table:style-name="ce74">
            <text:p>BANCO:</text:p>
          </table:table-cell>
          <table:table-cell table:style-name="ce74"/>
          <table:table-cell table:style-name="ce2"/>
          <table:table-cell table:number-columns-repeated="2" table:style-name="ce7"/>
          <table:table-cell table:number-columns-repeated="16379" table:style-name="ce2"/>
        </table:table-row>
        <table:table-row table:style-name="ro8">
          <table:table-cell office:value-type="string" office:string-value="CÓDIGO" table:formula="of:=+['file:///C:/Users/Carlos%20Almeida/Documents/GitHub/Linkotel/FASE%20II%20-%20Ejecucion/Linkotel,%20papeles%20de%20trabajo%20auditoria%202020.xls'#'BG-A'.$A$7]" table:style-name="ce75">
            <text:p>CÓDIGO</text:p>
          </table:table-cell>
          <table:table-cell office:value-type="string" table:style-name="ce75">
            <text:p>MES</text:p>
          </table:table-cell>
          <table:table-cell office:value-type="string" table:style-name="ce75">
            <text:p>NÚMERO DE CUENTA</text:p>
          </table:table-cell>
          <table:table-cell office:value-type="string" table:style-name="ce76">
            <text:p>REF.</text:p>
          </table:table-cell>
          <table:table-cell office:value-type="string" table:style-name="ce77">
            <text:p>SALDO S/BANCO</text:p>
          </table:table-cell>
          <table:table-cell office:value-type="string" table:style-name="ce75">
            <text:p>(+) DEPOST. EN TRANS.</text:p>
          </table:table-cell>
          <table:table-cell office:value-type="string" table:style-name="ce75">
            <text:p>(+) NC EN TRANS.</text:p>
          </table:table-cell>
          <table:table-cell office:value-type="string" table:style-name="ce75">
            <text:p>(-) CHEQUES EN TRANS.</text:p>
          </table:table-cell>
          <table:table-cell office:value-type="string" table:style-name="ce75">
            <text:p>(-) ND EN TRANS.</text:p>
          </table:table-cell>
          <table:table-cell office:value-type="string" table:style-name="ce75">
            <text:p>(+/-) OTRAS PART.</text:p>
          </table:table-cell>
          <table:table-cell office:value-type="string" table:style-name="ce78">
            <text:p>SALDO AJUST.</text:p>
          </table:table-cell>
          <table:table-cell table:number-columns-repeated="16373" table:style-name="ce79"/>
        </table:table-row>
        <table:table-row table:style-name="ro5">
          <table:table-cell table:style-name="ce80"/>
          <table:table-cell office:value-type="string" table:style-name="ce81">
            <text:p>Enero</text:p>
          </table:table-cell>
          <table:table-cell table:style-name="ce81"/>
          <table:table-cell table:style-name="ce82"/>
          <table:table-cell office:value-type="float" office:value="0" table:style-name="ce83">
            <text:p>0,00</text:p>
          </table:table-cell>
          <table:table-cell office:value-type="float" office:value="0" table:style-name="ce84">
            <text:p>0,00</text:p>
          </table:table-cell>
          <table:table-cell office:value-type="float" office:value="0" table:style-name="ce84">
            <text:p>0,00</text:p>
          </table:table-cell>
          <table:table-cell office:value-type="float" office:value="0" table:style-name="ce84">
            <text:p>0,00</text:p>
          </table:table-cell>
          <table:table-cell office:value-type="float" office:value="0" table:style-name="ce84">
            <text:p>0,00</text:p>
          </table:table-cell>
          <table:table-cell office:value-type="float" office:value="0" table:style-name="ce84">
            <text:p>0,00</text:p>
          </table:table-cell>
          <table:table-cell office:value-type="float" office:value="0" table:formula="of:=+[.E25]+[.F25]+[.G25]-[.H25]-[.I25]" table:style-name="ce85">
            <text:p>0,00</text:p>
          </table:table-cell>
          <table:table-cell table:style-name="ce86"/>
          <table:table-cell table:number-columns-repeated="16372" table:style-name="ce11"/>
        </table:table-row>
        <table:table-row table:style-name="ro5">
          <table:table-cell table:style-name="ce87"/>
          <table:table-cell office:value-type="string" table:style-name="ce88">
            <text:p>Junio</text:p>
          </table:table-cell>
          <table:table-cell table:style-name="ce88"/>
          <table:table-cell table:style-name="ce89"/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formula="of:=+[.E26]+[.F26]+[.G26]-[.H26]-[.I26]" table:style-name="ce91">
            <text:p>0,00</text:p>
          </table:table-cell>
          <table:table-cell table:style-name="ce86"/>
          <table:table-cell table:number-columns-repeated="16372" table:style-name="ce11"/>
        </table:table-row>
        <table:table-row table:style-name="ro5">
          <table:table-cell table:style-name="ce87"/>
          <table:table-cell office:value-type="string" table:style-name="ce88">
            <text:p>Septiembre</text:p>
          </table:table-cell>
          <table:table-cell table:style-name="ce88"/>
          <table:table-cell table:style-name="ce89"/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formula="of:=+[.E27]+[.F27]+[.G27]-[.H27]-[.I27]" table:style-name="ce91">
            <text:p>0,00</text:p>
          </table:table-cell>
          <table:table-cell table:style-name="ce86"/>
          <table:table-cell table:number-columns-repeated="16372" table:style-name="ce11"/>
        </table:table-row>
        <table:table-row table:style-name="ro5">
          <table:table-cell table:style-name="ce87"/>
          <table:table-cell office:value-type="string" table:style-name="ce88">
            <text:p>Diciembre</text:p>
          </table:table-cell>
          <table:table-cell table:style-name="ce88"/>
          <table:table-cell table:style-name="ce89"/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formula="of:=+[.E28]+[.F28]+[.G28]-[.H28]-[.I28]" table:style-name="ce93">
            <text:p>0,00</text:p>
          </table:table-cell>
          <table:table-cell table:style-name="ce86"/>
          <table:table-cell table:number-columns-repeated="16372" table:style-name="ce11"/>
        </table:table-row>
        <table:table-row table:style-name="ro5">
          <table:table-cell office:value-type="string" table:number-columns-spanned="4" table:number-rows-spanned="1" table:style-name="ce114">
            <text:p>Total</text:p>
          </table:table-cell>
          <table:covered-table-cell table:number-columns-repeated="3"/>
          <table:table-cell office:value-type="float" office:value="0" table:formula="of:=SUM([.E25:.E28])" table:style-name="ce94">
            <text:p>0,00</text:p>
          </table:table-cell>
          <table:table-cell office:value-type="float" office:value="0" table:formula="of:=SUM([.F25:.F28])" table:style-name="ce94">
            <text:p>0,00</text:p>
          </table:table-cell>
          <table:table-cell office:value-type="float" office:value="0" table:formula="of:=SUM([.G25:.G28])" table:style-name="ce94">
            <text:p>0,00</text:p>
          </table:table-cell>
          <table:table-cell office:value-type="float" office:value="0" table:formula="of:=SUM([.H25:.H28])" table:style-name="ce94">
            <text:p>0,00</text:p>
          </table:table-cell>
          <table:table-cell office:value-type="float" office:value="0" table:formula="of:=SUM([.I25:.I28])" table:style-name="ce94">
            <text:p>0,00</text:p>
          </table:table-cell>
          <table:table-cell office:value-type="float" office:value="0" table:formula="of:=SUM([.J25:.J28])" table:style-name="ce94">
            <text:p>0,00</text:p>
          </table:table-cell>
          <table:table-cell office:value-type="float" office:value="0" table:formula="of:=SUM([.K25:.K28])" table:style-name="ce95">
            <text:p>0,00</text:p>
          </table:table-cell>
          <table:table-cell table:number-columns-repeated="16373" table:style-name="ce11"/>
        </table:table-row>
        <table:table-row table:style-name="ro5">
          <table:table-cell table:style-name="ce96"/>
          <table:table-cell table:number-columns-repeated="3" table:style-name="ce97"/>
          <table:table-cell table:number-columns-repeated="6" table:style-name="ce98"/>
          <table:table-cell table:style-name="ce99"/>
          <table:table-cell table:number-columns-repeated="16373" table:style-name="ce11"/>
        </table:table-row>
        <table:table-row table:style-name="ro2">
          <table:table-cell office:value-type="string" table:style-name="ce74">
            <text:p>BANCO:</text:p>
          </table:table-cell>
          <table:table-cell table:style-name="ce74"/>
          <table:table-cell table:style-name="ce2"/>
          <table:table-cell table:style-name="ce100"/>
          <table:table-cell table:style-name="ce7"/>
          <table:table-cell table:number-columns-repeated="16379" table:style-name="ce2"/>
        </table:table-row>
        <table:table-row table:style-name="ro8">
          <table:table-cell office:value-type="string" office:string-value="CÓDIGO" table:formula="of:=+['file:///C:/Users/Carlos%20Almeida/Documents/GitHub/Linkotel/FASE%20II%20-%20Ejecucion/Linkotel,%20papeles%20de%20trabajo%20auditoria%202020.xls'#'BG-A'.$A$7]" table:style-name="ce75">
            <text:p>CÓDIGO</text:p>
          </table:table-cell>
          <table:table-cell office:value-type="string" table:style-name="ce75">
            <text:p>MES</text:p>
          </table:table-cell>
          <table:table-cell office:value-type="string" table:style-name="ce75">
            <text:p>NÚMERO DE CUENTA</text:p>
          </table:table-cell>
          <table:table-cell office:value-type="string" table:style-name="ce76">
            <text:p>REF.</text:p>
          </table:table-cell>
          <table:table-cell office:value-type="string" table:style-name="ce77">
            <text:p>SALDO S/BANCO</text:p>
          </table:table-cell>
          <table:table-cell office:value-type="string" table:style-name="ce75">
            <text:p>(+) DEPOST. EN TRANS.</text:p>
          </table:table-cell>
          <table:table-cell office:value-type="string" table:style-name="ce75">
            <text:p>(+) NC EN TRANS.</text:p>
          </table:table-cell>
          <table:table-cell office:value-type="string" table:style-name="ce75">
            <text:p>(-) CHEQUES EN TRANS.</text:p>
          </table:table-cell>
          <table:table-cell office:value-type="string" table:style-name="ce75">
            <text:p>(-) ND EN TRANS.</text:p>
          </table:table-cell>
          <table:table-cell office:value-type="string" table:style-name="ce75">
            <text:p>(+/-) OTRAS PART.</text:p>
          </table:table-cell>
          <table:table-cell office:value-type="string" table:style-name="ce78">
            <text:p>SALDO AJUST.</text:p>
          </table:table-cell>
          <table:table-cell table:number-columns-repeated="16373" table:style-name="ce79"/>
        </table:table-row>
        <table:table-row table:style-name="ro5">
          <table:table-cell table:style-name="ce80"/>
          <table:table-cell office:value-type="string" table:style-name="ce81">
            <text:p>Enero</text:p>
          </table:table-cell>
          <table:table-cell table:style-name="ce81"/>
          <table:table-cell table:style-name="ce82"/>
          <table:table-cell office:value-type="float" office:value="0" table:style-name="ce83">
            <text:p>0,00</text:p>
          </table:table-cell>
          <table:table-cell office:value-type="float" office:value="0" table:style-name="ce84">
            <text:p>0,00</text:p>
          </table:table-cell>
          <table:table-cell office:value-type="float" office:value="0" table:style-name="ce84">
            <text:p>0,00</text:p>
          </table:table-cell>
          <table:table-cell office:value-type="float" office:value="0" table:style-name="ce84">
            <text:p>0,00</text:p>
          </table:table-cell>
          <table:table-cell office:value-type="float" office:value="0" table:style-name="ce84">
            <text:p>0,00</text:p>
          </table:table-cell>
          <table:table-cell office:value-type="float" office:value="0" table:style-name="ce84">
            <text:p>0,00</text:p>
          </table:table-cell>
          <table:table-cell office:value-type="float" office:value="0" table:formula="of:=+[.E33]+[.F33]+[.G33]-[.H33]-[.I33]" table:style-name="ce85">
            <text:p>0,00</text:p>
          </table:table-cell>
          <table:table-cell table:style-name="ce86"/>
          <table:table-cell table:number-columns-repeated="16372" table:style-name="ce11"/>
        </table:table-row>
        <table:table-row table:style-name="ro5">
          <table:table-cell table:style-name="ce87"/>
          <table:table-cell office:value-type="string" table:style-name="ce88">
            <text:p>Junio</text:p>
          </table:table-cell>
          <table:table-cell table:style-name="ce88"/>
          <table:table-cell table:style-name="ce89"/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formula="of:=+[.E34]+[.F34]+[.G34]-[.H34]-[.I34]" table:style-name="ce91">
            <text:p>0,00</text:p>
          </table:table-cell>
          <table:table-cell table:style-name="ce86"/>
          <table:table-cell table:number-columns-repeated="16372" table:style-name="ce11"/>
        </table:table-row>
        <table:table-row table:style-name="ro5">
          <table:table-cell table:style-name="ce87"/>
          <table:table-cell office:value-type="string" table:style-name="ce88">
            <text:p>Septiembre</text:p>
          </table:table-cell>
          <table:table-cell table:style-name="ce88"/>
          <table:table-cell table:style-name="ce89"/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style-name="ce90">
            <text:p>0,00</text:p>
          </table:table-cell>
          <table:table-cell office:value-type="float" office:value="0" table:formula="of:=+[.E35]+[.F35]+[.G35]-[.H35]-[.I35]" table:style-name="ce91">
            <text:p>0,00</text:p>
          </table:table-cell>
          <table:table-cell table:style-name="ce86"/>
          <table:table-cell table:number-columns-repeated="16372" table:style-name="ce11"/>
        </table:table-row>
        <table:table-row table:style-name="ro5">
          <table:table-cell table:style-name="ce87"/>
          <table:table-cell office:value-type="string" table:style-name="ce88">
            <text:p>Diciembre</text:p>
          </table:table-cell>
          <table:table-cell table:style-name="ce88"/>
          <table:table-cell table:style-name="ce89"/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style-name="ce92">
            <text:p>0,00</text:p>
          </table:table-cell>
          <table:table-cell office:value-type="float" office:value="0" table:formula="of:=+[.E36]+[.F36]+[.G36]-[.H36]-[.I36]" table:style-name="ce93">
            <text:p>0,00</text:p>
          </table:table-cell>
          <table:table-cell table:style-name="ce86"/>
          <table:table-cell table:number-columns-repeated="16372" table:style-name="ce11"/>
        </table:table-row>
        <table:table-row table:style-name="ro5">
          <table:table-cell office:value-type="string" table:number-columns-spanned="4" table:number-rows-spanned="1" table:style-name="ce114">
            <text:p>Total</text:p>
          </table:table-cell>
          <table:covered-table-cell table:number-columns-repeated="3"/>
          <table:table-cell office:value-type="float" office:value="0" table:formula="of:=SUM([.E33:.E36])" table:style-name="ce94">
            <text:p>0,00</text:p>
          </table:table-cell>
          <table:table-cell office:value-type="float" office:value="0" table:formula="of:=SUM([.F33:.F36])" table:style-name="ce94">
            <text:p>0,00</text:p>
          </table:table-cell>
          <table:table-cell office:value-type="float" office:value="0" table:formula="of:=SUM([.G33:.G36])" table:style-name="ce94">
            <text:p>0,00</text:p>
          </table:table-cell>
          <table:table-cell office:value-type="float" office:value="0" table:formula="of:=SUM([.H33:.H36])" table:style-name="ce94">
            <text:p>0,00</text:p>
          </table:table-cell>
          <table:table-cell office:value-type="float" office:value="0" table:formula="of:=SUM([.I33:.I36])" table:style-name="ce94">
            <text:p>0,00</text:p>
          </table:table-cell>
          <table:table-cell office:value-type="float" office:value="0" table:formula="of:=SUM([.J33:.J36])" table:style-name="ce94">
            <text:p>0,00</text:p>
          </table:table-cell>
          <table:table-cell office:value-type="float" office:value="0" table:formula="of:=SUM([.K33:.K36])" table:style-name="ce95">
            <text:p>0,00</text:p>
          </table:table-cell>
          <table:table-cell table:number-columns-repeated="16373" table:style-name="ce11"/>
        </table:table-row>
        <table:table-row table:style-name="ro6">
          <table:table-cell office:value-type="string" table:style-name="ce45">
            <text:p>Comentario:<text:s/></text:p>
          </table:table-cell>
          <table:table-cell table:style-name="ce101"/>
          <table:table-cell table:number-columns-repeated="8" table:style-name="ce46"/>
          <table:table-cell table:style-name="ce47"/>
          <table:table-cell table:number-columns-repeated="16373" table:style-name="ce11"/>
        </table:table-row>
        <table:table-row table:style-name="ro6">
          <table:table-cell table:style-name="ce48"/>
          <table:table-cell table:number-columns-repeated="8" table:style-name="ce50"/>
          <table:table-cell table:style-name="ce11"/>
          <table:table-cell table:style-name="ce102"/>
          <table:table-cell table:number-columns-repeated="16373" table:style-name="ce11"/>
        </table:table-row>
        <table:table-row table:number-rows-repeated="3" table:style-name="ro6">
          <table:table-cell table:style-name="ce103"/>
          <table:table-cell table:number-columns-repeated="8" table:style-name="ce52"/>
          <table:table-cell table:style-name="ce11"/>
          <table:table-cell table:style-name="ce102"/>
          <table:table-cell table:number-columns-repeated="16373" table:style-name="ce11"/>
        </table:table-row>
        <table:table-row table:style-name="ro7">
          <table:table-cell table:style-name="ce54"/>
          <table:table-cell table:number-columns-repeated="8" table:style-name="ce55"/>
          <table:table-cell table:style-name="ce40"/>
          <table:table-cell table:style-name="ce102"/>
          <table:table-cell table:number-columns-repeated="16373" table:style-name="ce11"/>
        </table:table-row>
        <table:table-row table:style-name="ro6">
          <table:table-cell office:value-type="string" table:style-name="ce57">
            <text:p>Conclusión:<text:span text:style-name="T1"><text:s/></text:span></text:p>
          </table:table-cell>
          <table:table-cell table:number-columns-repeated="9" table:style-name="ce58"/>
          <table:table-cell table:style-name="ce59"/>
          <table:table-cell table:number-columns-repeated="16373" table:style-name="ce11"/>
        </table:table-row>
        <table:table-row table:number-rows-repeated="2" table:style-name="ro6">
          <table:table-cell table:style-name="ce104"/>
          <table:table-cell table:number-columns-repeated="9" table:style-name="ce68"/>
          <table:table-cell table:style-name="ce105"/>
          <table:table-cell table:number-columns-repeated="16373" table:style-name="ce11"/>
        </table:table-row>
        <table:table-row table:style-name="ro7">
          <table:table-cell table:style-name="ce106"/>
          <table:table-cell table:number-columns-repeated="9" table:style-name="ce107"/>
          <table:table-cell table:style-name="ce108"/>
          <table:table-cell table:number-columns-repeated="16373" table:style-name="ce11"/>
        </table:table-row>
        <table:table-row table:style-name="ro6">
          <table:table-cell office:value-type="string" table:style-name="ce66">
            <text:p>Fuente:<text:span text:style-name="T2"><text:s/></text:span></text:p>
          </table:table-cell>
          <table:table-cell table:number-columns-repeated="2" table:style-name="ce66"/>
          <table:table-cell table:number-columns-repeated="8" table:style-name="ce61"/>
          <table:table-cell table:number-columns-repeated="16373" table:style-name="ce11"/>
        </table:table-row>
        <table:table-row table:style-name="ro6">
          <table:table-cell table:number-columns-repeated="10" table:style-name="ce61"/>
          <table:table-cell table:style-name="ce61">
            <draw:custom-shape svg:x="0.82292in" svg:y="0.09375in" svg:width="0.58333in" svg:height="0.30208in" draw:z-index="1" draw:id="id1" draw:style-name="a11" draw:name="4 Flecha izquierda">
              <svg:title/>
              <svg:desc/>
              <text:p text:style-name="a7" text:class-names="" text:cond-style-name=""><text:span text:style-name="a6" text:class-names="">PG</text:span></text:p>
              <text:p text:style-name="a9" text:class-names="" text:cond-style-name=""><text:span text:style-name="a8" text:class-names=""/></text:p>
    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5832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?f11 * ?f12"/>
                <draw:equation draw:name="f17" draw:formula="21600 * ?f14"/>
                <draw:equation draw:name="f18" draw:formula="0 * ?f14"/>
                <draw:equation draw:name="f19" draw:formula="?f16 / 10800"/>
                <draw:equation draw:name="f20" draw:formula="?f11 - ?f19"/>
                <draw:equation draw:name="f21" draw:formula="?f18 / ?f14"/>
                <draw:equation draw:name="f22" draw:formula="?f17 / ?f14"/>
                <draw:equation draw:name="f23" draw:formula="$0 / ?f6"/>
                <draw:equation draw:name="f24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73" table:style-name="ce11"/>
        </table:table-row>
        <table:table-row table:style-name="ro9">
          <table:table-cell office:value-type="string" table:style-name="ce67">
            <text:p>√</text:p>
          </table:table-cell>
          <table:table-cell office:value-type="string" table:style-name="ce68">
            <text:p>Revisado</text:p>
          </table:table-cell>
          <table:table-cell table:style-name="ce67"/>
          <table:table-cell table:style-name="ce11"/>
          <table:table-cell table:number-columns-repeated="7" table:style-name="ce68"/>
          <table:table-cell table:number-columns-repeated="16373" table:style-name="ce11"/>
        </table:table-row>
        <table:table-row table:style-name="ro9">
          <table:table-cell office:value-type="string" table:style-name="ce67">
            <text:p>¥</text:p>
          </table:table-cell>
          <table:table-cell office:value-type="string" table:style-name="ce68">
            <text:p>Confrontado con libros</text:p>
          </table:table-cell>
          <table:table-cell table:style-name="ce67"/>
          <table:table-cell table:style-name="ce11"/>
          <table:table-cell table:number-columns-repeated="7" table:style-name="ce68"/>
          <table:table-cell table:number-columns-repeated="16373" table:style-name="ce11"/>
        </table:table-row>
        <table:table-row table:style-name="ro9">
          <table:table-cell office:value-type="string" table:style-name="ce67">
            <text:p>§</text:p>
          </table:table-cell>
          <table:table-cell office:value-type="string" table:style-name="ce68">
            <text:p>Cotejado con documento</text:p>
          </table:table-cell>
          <table:table-cell table:style-name="ce67"/>
          <table:table-cell table:style-name="ce11"/>
          <table:table-cell table:number-columns-repeated="7" table:style-name="ce68"/>
          <table:table-cell table:number-columns-repeated="16373" table:style-name="ce11"/>
        </table:table-row>
        <table:table-row table:style-name="ro9">
          <table:table-cell office:value-type="string" table:style-name="ce67">
            <text:p>Ʃ</text:p>
          </table:table-cell>
          <table:table-cell office:value-type="string" table:style-name="ce68">
            <text:p>Totalizado</text:p>
          </table:table-cell>
          <table:table-cell table:style-name="ce67"/>
          <table:table-cell table:style-name="ce11"/>
          <table:table-cell table:number-columns-repeated="7" table:style-name="ce68"/>
          <table:table-cell table:number-columns-repeated="16373" table:style-name="ce11"/>
        </table:table-row>
        <table:table-row table:style-name="ro9">
          <table:table-cell table:number-columns-repeated="11" table:style-name="ce68"/>
          <table:table-cell table:number-columns-repeated="16373" table:style-name="ce11"/>
        </table:table-row>
        <table:table-row table:style-name="ro9">
          <table:table-cell office:value-type="string" table:style-name="ce69">
            <text:p>Felix Montalvo &amp; Asociados FELMON Cía. Ltda. - CPA Associates International</text:p>
          </table:table-cell>
          <table:table-cell table:number-columns-repeated="2" table:style-name="ce69"/>
          <table:table-cell table:style-name="ce11"/>
          <table:table-cell table:style-name="ce70"/>
          <table:table-cell table:number-columns-repeated="16379" table:style-name="ce11"/>
        </table:table-row>
        <table:table-row table:style-name="ro9">
          <table:table-cell table:number-columns-repeated="16384" table:style-name="ce11"/>
        </table:table-row>
        <table:table-row table:number-rows-repeated="1048520" table:style-name="ro10">
          <table:table-cell table:number-columns-repeated="16384"/>
        </table:table-row>
      </table:table>
      <table:table table:name="Circularizacion" table:style-name="ta2"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column table:style-name="co1" table:default-cell-style-name="ce11"/>
        <table:table-column table:style-name="co17" table:default-cell-style-name="ce11"/>
        <table:table-column table:style-name="co5" table:default-cell-style-name="ce11"/>
        <table:table-column table:style-name="co3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6" table:number-columns-repeated="248" table:default-cell-style-name="ce11"/>
        <table:table-row table:style-name="ro1">
          <table:table-cell table:number-columns-repeated="2" table:style-name="ce2"/>
          <table:table-cell table:style-name="ce7"/>
          <table:table-cell table:number-columns-repeated="16381" table:style-name="ce2"/>
        </table:table-row>
        <table:table-row table:style-name="ro1">
          <table:table-cell office:value-type="string" office:string-value="LINKOTEL S.A." table:formula="of:=['file:///C:/Users/Carlos%20Almeida/Documents/GitHub/Linkotel/FASE%20II%20-%20Ejecucion/Linkotel,%20papeles%20de%20trabajo%20auditoria%202020.xls'#'BG-A'.$A$2]" table:number-columns-spanned="6" table:number-rows-spanned="1" table:style-name="ce113">
            <text:p>LINKOTEL S.A.</text:p>
          </table:table-cell>
          <table:covered-table-cell table:number-columns-repeated="5"/>
          <table:table-cell office:value-type="string" table:style-name="ce5">
            <text:p>Ref.:<text:s/></text:p>
          </table:table-cell>
          <table:table-cell office:value-type="string" table:style-name="ce6">
            <text:p>A-1-2</text:p>
          </table:table-cell>
          <table:table-cell table:number-columns-repeated="16376" table:style-name="ce2"/>
        </table:table-row>
        <table:table-row table:style-name="ro1">
          <table:table-cell office:value-type="string" table:number-columns-spanned="6" table:number-rows-spanned="1" table:style-name="ce113">
            <text:p>CIRCULARIZACIÓN BANCARIA</text:p>
          </table:table-cell>
          <table:covered-table-cell table:number-columns-repeated="5"/>
          <table:table-cell office:value-type="string" table:style-name="ce5">
            <text:p>Elaboró:</text:p>
          </table:table-cell>
          <table:table-cell office:value-type="string" table:style-name="ce6">
            <text:p>AE</text:p>
          </table:table-cell>
          <table:table-cell table:number-columns-repeated="16376" table:style-name="ce2"/>
        </table:table-row>
        <table:table-row table:style-name="ro1">
          <table:table-cell office:value-type="string" office:string-value="AUDITORÍA AL 31/12/2020" table:formula="of:=['file:///C:/Users/Carlos%20Almeida/Documents/GitHub/Linkotel/FASE%20II%20-%20Ejecucion/Linkotel,%20papeles%20de%20trabajo%20auditoria%202020.xls'#'BG-A'.$A$5]" table:number-columns-spanned="6" table:number-rows-spanned="1" table:style-name="ce113">
            <text:p>AUDITORÍA AL 31/12/2020</text:p>
          </table:table-cell>
          <table:covered-table-cell table:number-columns-repeated="5"/>
          <table:table-cell office:value-type="string" table:style-name="ce5">
            <text:p>Supervisó:</text:p>
          </table:table-cell>
          <table:table-cell office:value-type="string" table:style-name="ce6">
            <text:p>GM</text:p>
          </table:table-cell>
          <table:table-cell table:number-columns-repeated="16376" table:style-name="ce2"/>
        </table:table-row>
        <table:table-row table:style-name="ro1">
          <table:table-cell table:number-columns-repeated="6" table:style-name="ce3"/>
          <table:table-cell office:value-type="string" table:style-name="ce2">
            <text:p>Aprobó:<text:s/></text:p>
          </table:table-cell>
          <table:table-cell office:value-type="string" table:style-name="ce6">
            <text:p>LM</text:p>
          </table:table-cell>
          <table:table-cell table:number-columns-repeated="16376" table:style-name="ce2"/>
        </table:table-row>
        <table:table-row table:style-name="ro1">
          <table:table-cell table:number-columns-repeated="2" table:style-name="ce2"/>
          <table:table-cell table:style-name="ce7"/>
          <table:table-cell table:number-columns-repeated="16381" table:style-name="ce2"/>
        </table:table-row>
        <table:table-row table:style-name="ro6">
          <table:table-cell office:value-type="string" office:string-value="CÓDIGO" table:formula="of:=+['file:///C:/Users/Carlos%20Almeida/Documents/GitHub/Linkotel/FASE%20II%20-%20Ejecucion/Linkotel,%20papeles%20de%20trabajo%20auditoria%202020.xls'#'BG-A'.$A$7]" table:style-name="ce115">
            <text:p>CÓDIGO</text:p>
          </table:table-cell>
          <table:table-cell office:value-type="string" table:style-name="ce116">
            <text:p>BANCO</text:p>
          </table:table-cell>
          <table:table-cell office:value-type="string" table:style-name="ce115">
            <text:p>No. DE CUENTA</text:p>
          </table:table-cell>
          <table:table-cell office:value-type="string" table:style-name="ce116">
            <text:p>REF</text:p>
          </table:table-cell>
          <table:table-cell office:value-type="string" table:style-name="ce115">
            <text:p>SALDO AL 31/12/20</text:p>
          </table:table-cell>
          <table:table-cell office:value-type="string" table:style-name="ce116">
            <text:p>RESPUES. CONFORME</text:p>
          </table:table-cell>
          <table:table-cell office:value-type="string" table:style-name="ce117">
            <text:p>PERSONA ENCARGADA</text:p>
          </table:table-cell>
          <table:table-cell office:value-type="string" table:style-name="ce115">
            <text:p>FECHA ENVÌO</text:p>
          </table:table-cell>
          <table:table-cell table:number-columns-repeated="16376" table:style-name="ce118"/>
        </table:table-row>
        <table:table-row table:style-name="ro6">
          <table:table-cell table:style-name="ce119"/>
          <table:table-cell table:number-columns-repeated="2" table:style-name="ce120"/>
          <table:table-cell table:style-name="ce121"/>
          <table:table-cell table:style-name="ce122"/>
          <table:table-cell table:number-columns-repeated="2" table:style-name="ce123"/>
          <table:table-cell table:style-name="ce124"/>
          <table:table-cell table:number-columns-repeated="16376" table:style-name="ce118"/>
        </table:table-row>
        <table:table-row table:number-rows-repeated="3" table:style-name="ro6">
          <table:table-cell table:style-name="ce119"/>
          <table:table-cell table:style-name="ce120"/>
          <table:table-cell table:style-name="ce125"/>
          <table:table-cell table:style-name="ce121"/>
          <table:table-cell table:style-name="ce126"/>
          <table:table-cell table:style-name="ce125"/>
          <table:table-cell table:style-name="ce127"/>
          <table:table-cell table:style-name="ce128"/>
          <table:table-cell table:number-columns-repeated="16376" table:style-name="ce118"/>
        </table:table-row>
        <table:table-row table:style-name="ro6">
          <table:table-cell table:style-name="ce119"/>
          <table:table-cell table:style-name="ce120"/>
          <table:table-cell table:style-name="ce125"/>
          <table:table-cell table:style-name="ce121"/>
          <table:table-cell table:style-name="ce129"/>
          <table:table-cell table:style-name="ce130"/>
          <table:table-cell table:style-name="ce131"/>
          <table:table-cell table:style-name="ce128"/>
          <table:table-cell table:number-columns-repeated="16376" table:style-name="ce118"/>
        </table:table-row>
        <table:table-row table:number-rows-repeated="2" table:style-name="ro6">
          <table:table-cell table:style-name="ce119"/>
          <table:table-cell table:number-columns-repeated="2" table:style-name="ce120"/>
          <table:table-cell table:style-name="ce121"/>
          <table:table-cell table:style-name="ce129"/>
          <table:table-cell table:style-name="ce132"/>
          <table:table-cell table:style-name="ce131"/>
          <table:table-cell table:style-name="ce133"/>
          <table:table-cell table:number-columns-repeated="16376" table:style-name="ce118"/>
        </table:table-row>
        <table:table-row table:style-name="ro6">
          <table:table-cell table:style-name="ce134"/>
          <table:table-cell table:number-columns-repeated="2" table:style-name="ce135"/>
          <table:table-cell table:style-name="ce136"/>
          <table:table-cell table:style-name="ce137"/>
          <table:table-cell table:number-columns-repeated="2" table:style-name="ce135"/>
          <table:table-cell table:style-name="ce138"/>
          <table:table-cell table:number-columns-repeated="16376" table:style-name="ce118"/>
        </table:table-row>
        <table:table-row table:style-name="ro6">
          <table:table-cell office:value-type="string" table:style-name="ce139">
            <text:p>Comentario:<text:s/></text:p>
          </table:table-cell>
          <table:table-cell table:number-columns-repeated="6" table:style-name="ce140"/>
          <table:table-cell table:style-name="ce141"/>
          <table:table-cell table:number-columns-repeated="16376"/>
        </table:table-row>
        <table:table-row table:style-name="ro6">
          <table:table-cell table:style-name="ce48"/>
          <table:table-cell table:number-columns-repeated="6" table:style-name="ce50"/>
          <table:table-cell table:style-name="ce51"/>
          <table:table-cell table:number-columns-repeated="16376" table:style-name="ce11"/>
        </table:table-row>
        <table:table-row table:number-rows-repeated="3" table:style-name="ro6">
          <table:table-cell table:style-name="ce103"/>
          <table:table-cell table:number-columns-repeated="6" table:style-name="ce52"/>
          <table:table-cell table:style-name="ce53"/>
          <table:table-cell table:number-columns-repeated="16376" table:style-name="ce11"/>
        </table:table-row>
        <table:table-row table:style-name="ro6">
          <table:table-cell table:style-name="ce54"/>
          <table:table-cell table:number-columns-repeated="6" table:style-name="ce55"/>
          <table:table-cell table:style-name="ce56"/>
          <table:table-cell table:number-columns-repeated="16376" table:style-name="ce11"/>
        </table:table-row>
        <table:table-row table:style-name="ro6">
          <table:table-cell office:value-type="string" table:style-name="ce57">
            <text:p>Conclusión:<text:span text:style-name="T1"><text:s/></text:span></text:p>
          </table:table-cell>
          <table:table-cell table:number-columns-repeated="6" table:style-name="ce58"/>
          <table:table-cell table:style-name="ce59"/>
          <table:table-cell table:style-name="ce32"/>
          <table:table-cell table:number-columns-repeated="16375"/>
        </table:table-row>
        <table:table-row table:number-rows-repeated="2" table:style-name="ro6">
          <table:table-cell table:style-name="ce60"/>
          <table:table-cell table:number-columns-repeated="6" table:style-name="ce61"/>
          <table:table-cell table:style-name="ce62"/>
          <table:table-cell table:style-name="ce32"/>
          <table:table-cell table:number-columns-repeated="16375"/>
        </table:table-row>
        <table:table-row table:style-name="ro6">
          <table:table-cell table:style-name="ce63"/>
          <table:table-cell table:number-columns-repeated="6" table:style-name="ce64"/>
          <table:table-cell table:style-name="ce65"/>
          <table:table-cell table:style-name="ce32"/>
          <table:table-cell table:number-columns-repeated="16375"/>
        </table:table-row>
        <table:table-row table:style-name="ro6">
          <table:table-cell office:value-type="string" table:style-name="ce66">
            <text:p>Fuente:<text:span text:style-name="T2"><text:s/></text:span></text:p>
          </table:table-cell>
          <table:table-cell table:number-columns-repeated="7" table:style-name="ce61"/>
          <table:table-cell table:style-name="ce32"/>
          <table:table-cell table:number-columns-repeated="16375"/>
        </table:table-row>
        <table:table-row table:style-name="ro6">
          <table:table-cell table:number-columns-repeated="7" table:style-name="ce61"/>
          <table:table-cell table:style-name="ce61">
            <draw:custom-shape svg:x="0.39583in" svg:y="0.11458in" svg:width="0.58333in" svg:height="0.30208in" draw:z-index="2" draw:id="id3" draw:style-name="a23" draw:name="5 Flecha izquierda">
              <svg:title/>
              <svg:desc/>
              <text:p text:style-name="a19" text:class-names="" text:cond-style-name=""><text:span text:style-name="a18" text:class-names="">PG</text:span></text:p>
              <text:p text:style-name="a21" text:class-names="" text:cond-style-name=""><text:span text:style-name="a20" text:class-names=""/></text:p>
    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5832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?f11 * ?f12"/>
                <draw:equation draw:name="f17" draw:formula="21600 * ?f14"/>
                <draw:equation draw:name="f18" draw:formula="0 * ?f14"/>
                <draw:equation draw:name="f19" draw:formula="?f16 / 10800"/>
                <draw:equation draw:name="f20" draw:formula="?f11 - ?f19"/>
                <draw:equation draw:name="f21" draw:formula="?f18 / ?f14"/>
                <draw:equation draw:name="f22" draw:formula="?f17 / ?f14"/>
                <draw:equation draw:name="f23" draw:formula="$0 / ?f6"/>
                <draw:equation draw:name="f24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2"/>
          <table:table-cell table:number-columns-repeated="5"/>
          <table:table-cell table:style-name="ce11">
            <draw:custom-shape svg:x="0.5625in" svg:y="0.10417in" svg:width="0.28125in" svg:height="0.30208in" draw:z-index="1" draw:id="id2" draw:style-name="a17" draw:name="3 Flecha izquierda">
              <svg:title/>
              <svg:desc/>
              <text:p text:style-name="a13" text:class-names="" text:cond-style-name=""><text:span text:style-name="a12" text:class-names="">PG</text:span></text:p>
              <text:p text:style-name="a15" text:class-names="" text:cond-style-name=""><text:span text:style-name="a14" text:class-names=""/></text:p>
    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5832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?f11 * ?f12"/>
                <draw:equation draw:name="f17" draw:formula="21600 * ?f14"/>
                <draw:equation draw:name="f18" draw:formula="0 * ?f14"/>
                <draw:equation draw:name="f19" draw:formula="?f16 / 10800"/>
                <draw:equation draw:name="f20" draw:formula="?f11 - ?f19"/>
                <draw:equation draw:name="f21" draw:formula="?f18 / ?f14"/>
                <draw:equation draw:name="f22" draw:formula="?f17 / ?f14"/>
                <draw:equation draw:name="f23" draw:formula="$0 / ?f6"/>
                <draw:equation draw:name="f24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69"/>
        </table:table-row>
        <table:table-row table:style-name="ro6">
          <table:table-cell office:value-type="string" table:style-name="ce67">
            <text:p>√</text:p>
          </table:table-cell>
          <table:table-cell office:value-type="string" table:style-name="ce68">
            <text:p>Revisado</text:p>
          </table:table-cell>
          <table:table-cell table:number-columns-repeated="6" table:style-name="ce68"/>
          <table:table-cell table:style-name="ce32"/>
          <table:table-cell table:number-columns-repeated="16375"/>
        </table:table-row>
        <table:table-row table:style-name="ro6">
          <table:table-cell office:value-type="string" table:style-name="ce67">
            <text:p>¥</text:p>
          </table:table-cell>
          <table:table-cell office:value-type="string" table:style-name="ce68">
            <text:p>Confrontado con libros</text:p>
          </table:table-cell>
          <table:table-cell table:number-columns-repeated="6" table:style-name="ce68"/>
          <table:table-cell table:style-name="ce32"/>
          <table:table-cell table:number-columns-repeated="16375"/>
        </table:table-row>
        <table:table-row table:style-name="ro6">
          <table:table-cell office:value-type="string" table:style-name="ce67">
            <text:p>§</text:p>
          </table:table-cell>
          <table:table-cell office:value-type="string" table:style-name="ce68">
            <text:p>Cotejado con documento</text:p>
          </table:table-cell>
          <table:table-cell table:number-columns-repeated="6" table:style-name="ce68"/>
          <table:table-cell table:style-name="ce32"/>
          <table:table-cell table:number-columns-repeated="16375"/>
        </table:table-row>
        <table:table-row table:style-name="ro6">
          <table:table-cell office:value-type="string" table:style-name="ce67">
            <text:p>Ʃ</text:p>
          </table:table-cell>
          <table:table-cell office:value-type="string" table:style-name="ce68">
            <text:p>Totalizado</text:p>
          </table:table-cell>
          <table:table-cell table:number-columns-repeated="6" table:style-name="ce68"/>
          <table:table-cell table:style-name="ce32"/>
          <table:table-cell table:number-columns-repeated="16375"/>
        </table:table-row>
        <table:table-row table:style-name="ro6">
          <table:table-cell table:number-columns-repeated="8" table:style-name="ce68"/>
          <table:table-cell table:style-name="ce32"/>
          <table:table-cell table:number-columns-repeated="16375"/>
        </table:table-row>
        <table:table-row table:style-name="ro6">
          <table:table-cell office:value-type="string" table:style-name="ce69">
            <text:p>Felix Montalvo &amp; Asociados FELMON Cía. Ltda. - CPA Associates International</text:p>
          </table:table-cell>
          <table:table-cell table:style-name="ce11"/>
          <table:table-cell table:style-name="ce70"/>
          <table:table-cell table:number-columns-repeated="16381"/>
        </table:table-row>
        <table:table-row table:number-rows-repeated="1048543" table:style-name="ro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Indice" table:style-name="ta3">
        <table:table-source xlink:href="file:///C:/Users/Carlos%20Almeida/Documents/GitHub/Linkotel/FASE%20II%20-%20Ejecucion/Linkotel,%20papeles%20de%20trabajo%20auditoria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BG-A" table:style-name="ta3">
        <table:table-source xlink:href="file:///C:/Users/Carlos%20Almeida/Documents/GitHub/Linkotel/FASE%20II%20-%20Ejecucion/Linkotel,%20papeles%20de%20trabajo%20auditoria%202020.xls" table:table-name="BG-A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LINKOTEL S.A."/>
          <table:table-cell table:number-columns-repeated="16383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UDITORÍA AL 31/12/2020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CÓDIGO"/>
          <table:table-cell table:number-columns-repeated="16383"/>
        </table:table-row>
        <table:table-row table:number-rows-repeated="1048569">
          <table:table-cell table:number-columns-repeated="16383"/>
        </table:table-row>
      </table:table>
      <table:table table:name="'file:///C:/Users/Carlos%20Almeida/Documents/GitHub/Linkotel/FASE%20II%20-%20Ejecucion/Linkotel,%20papeles%20de%20trabajo%20auditoria%202020.xls'#BG-P" table:style-name="ta3">
        <table:table-source xlink:href="file:///C:/Users/Carlos%20Almeida/Documents/GitHub/Linkotel/FASE%20II%20-%20Ejecucion/Linkotel,%20papeles%20de%20trabajo%20auditoria%202020.xls" table:table-name="BG-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RI" table:style-name="ta3">
        <table:table-source xlink:href="file:///C:/Users/Carlos%20Almeida/Documents/GitHub/Linkotel/FASE%20II%20-%20Ejecucion/Linkotel,%20papeles%20de%20trabajo%20auditoria%202020.xls" table:table-name="R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CP" table:style-name="ta3">
        <table:table-source xlink:href="file:///C:/Users/Carlos%20Almeida/Documents/GitHub/Linkotel/FASE%20II%20-%20Ejecucion/Linkotel,%20papeles%20de%20trabajo%20auditoria%202020.xls" table:table-name="C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FE" table:style-name="ta3">
        <table:table-source xlink:href="file:///C:/Users/Carlos%20Almeida/Documents/GitHub/Linkotel/FASE%20II%20-%20Ejecucion/Linkotel,%20papeles%20de%20trabajo%20auditoria%202020.xls" table:table-name="F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_T_I" table:style-name="ta3">
        <table:table-source xlink:href="file:///C:/Users/Carlos%20Almeida/Documents/GitHub/Linkotel/FASE%20II%20-%20Ejecucion/Linkotel,%20papeles%20de%20trabajo%20auditoria%202020.xls" table:table-name="A_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IT" table:style-name="ta3">
        <table:table-source xlink:href="file:///C:/Users/Carlos%20Almeida/Documents/GitHub/Linkotel/FASE%20II%20-%20Ejecucion/Linkotel,%20papeles%20de%20trabajo%20auditoria%202020.xls" table:table-name="I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1" table:style-name="ta3">
        <table:table-source xlink:href="file:///C:/Users/Carlos%20Almeida/Documents/GitHub/Linkotel/FASE%20II%20-%20Ejecucion/Linkotel,%20papeles%20de%20trabajo%20auditoria%202020.xls" table:table-name="A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1-1_" table:style-name="ta3">
        <table:table-source xlink:href="file:///C:/Users/Carlos%20Almeida/Documents/GitHub/Linkotel/FASE%20II%20-%20Ejecucion/Linkotel,%20papeles%20de%20trabajo%20auditoria%202020.xls" table:table-name="A-1-1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1-2" table:style-name="ta3">
        <table:table-source xlink:href="file:///C:/Users/Carlos%20Almeida/Documents/GitHub/Linkotel/FASE%20II%20-%20Ejecucion/Linkotel,%20papeles%20de%20trabajo%20auditoria%202020.xls" table:table-name="A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2" table:style-name="ta3">
        <table:table-source xlink:href="file:///C:/Users/Carlos%20Almeida/Documents/GitHub/Linkotel/FASE%20II%20-%20Ejecucion/Linkotel,%20papeles%20de%20trabajo%20auditoria%202020.xls" table:table-name="A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2-1" table:style-name="ta3">
        <table:table-source xlink:href="file:///C:/Users/Carlos%20Almeida/Documents/GitHub/Linkotel/FASE%20II%20-%20Ejecucion/Linkotel,%20papeles%20de%20trabajo%20auditoria%202020.xls" table:table-name="A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2-2" table:style-name="ta3">
        <table:table-source xlink:href="file:///C:/Users/Carlos%20Almeida/Documents/GitHub/Linkotel/FASE%20II%20-%20Ejecucion/Linkotel,%20papeles%20de%20trabajo%20auditoria%202020.xls" table:table-name="A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2-3" table:style-name="ta3">
        <table:table-source xlink:href="file:///C:/Users/Carlos%20Almeida/Documents/GitHub/Linkotel/FASE%20II%20-%20Ejecucion/Linkotel,%20papeles%20de%20trabajo%20auditoria%202020.xls" table:table-name="A-2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2-4" table:style-name="ta3">
        <table:table-source xlink:href="file:///C:/Users/Carlos%20Almeida/Documents/GitHub/Linkotel/FASE%20II%20-%20Ejecucion/Linkotel,%20papeles%20de%20trabajo%20auditoria%202020.xls" table:table-name="A-2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3" table:style-name="ta3">
        <table:table-source xlink:href="file:///C:/Users/Carlos%20Almeida/Documents/GitHub/Linkotel/FASE%20II%20-%20Ejecucion/Linkotel,%20papeles%20de%20trabajo%20auditoria%202020.xls" table:table-name="A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4" table:style-name="ta3">
        <table:table-source xlink:href="file:///C:/Users/Carlos%20Almeida/Documents/GitHub/Linkotel/FASE%20II%20-%20Ejecucion/Linkotel,%20papeles%20de%20trabajo%20auditoria%202020.xls" table:table-name="A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5" table:style-name="ta3">
        <table:table-source xlink:href="file:///C:/Users/Carlos%20Almeida/Documents/GitHub/Linkotel/FASE%20II%20-%20Ejecucion/Linkotel,%20papeles%20de%20trabajo%20auditoria%202020.xls" table:table-name="A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6" table:style-name="ta3">
        <table:table-source xlink:href="file:///C:/Users/Carlos%20Almeida/Documents/GitHub/Linkotel/FASE%20II%20-%20Ejecucion/Linkotel,%20papeles%20de%20trabajo%20auditoria%202020.xls" table:table-name="A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6-1" table:style-name="ta3">
        <table:table-source xlink:href="file:///C:/Users/Carlos%20Almeida/Documents/GitHub/Linkotel/FASE%20II%20-%20Ejecucion/Linkotel,%20papeles%20de%20trabajo%20auditoria%202020.xls" table:table-name="A-6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6-1-1" table:style-name="ta3">
        <table:table-source xlink:href="file:///C:/Users/Carlos%20Almeida/Documents/GitHub/Linkotel/FASE%20II%20-%20Ejecucion/Linkotel,%20papeles%20de%20trabajo%20auditoria%202020.xls" table:table-name="A-6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6-1-2" table:style-name="ta3">
        <table:table-source xlink:href="file:///C:/Users/Carlos%20Almeida/Documents/GitHub/Linkotel/FASE%20II%20-%20Ejecucion/Linkotel,%20papeles%20de%20trabajo%20auditoria%202020.xls" table:table-name="A-6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6-1-3" table:style-name="ta3">
        <table:table-source xlink:href="file:///C:/Users/Carlos%20Almeida/Documents/GitHub/Linkotel/FASE%20II%20-%20Ejecucion/Linkotel,%20papeles%20de%20trabajo%20auditoria%202020.xls" table:table-name="A-6-1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7" table:style-name="ta3">
        <table:table-source xlink:href="file:///C:/Users/Carlos%20Almeida/Documents/GitHub/Linkotel/FASE%20II%20-%20Ejecucion/Linkotel,%20papeles%20de%20trabajo%20auditoria%202020.xls" table:table-name="A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1" table:style-name="ta3">
        <table:table-source xlink:href="file:///C:/Users/Carlos%20Almeida/Documents/GitHub/Linkotel/FASE%20II%20-%20Ejecucion/Linkotel,%20papeles%20de%20trabajo%20auditoria%202020.xls" table:table-name="P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2" table:style-name="ta3">
        <table:table-source xlink:href="file:///C:/Users/Carlos%20Almeida/Documents/GitHub/Linkotel/FASE%20II%20-%20Ejecucion/Linkotel,%20papeles%20de%20trabajo%20auditoria%202020.xls" table:table-name="P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2-1" table:style-name="ta3">
        <table:table-source xlink:href="file:///C:/Users/Carlos%20Almeida/Documents/GitHub/Linkotel/FASE%20II%20-%20Ejecucion/Linkotel,%20papeles%20de%20trabajo%20auditoria%202020.xls" table:table-name="P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2-2" table:style-name="ta3">
        <table:table-source xlink:href="file:///C:/Users/Carlos%20Almeida/Documents/GitHub/Linkotel/FASE%20II%20-%20Ejecucion/Linkotel,%20papeles%20de%20trabajo%20auditoria%202020.xls" table:table-name="P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3" table:style-name="ta3">
        <table:table-source xlink:href="file:///C:/Users/Carlos%20Almeida/Documents/GitHub/Linkotel/FASE%20II%20-%20Ejecucion/Linkotel,%20papeles%20de%20trabajo%20auditoria%202020.xls" table:table-name="P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3-1" table:style-name="ta3">
        <table:table-source xlink:href="file:///C:/Users/Carlos%20Almeida/Documents/GitHub/Linkotel/FASE%20II%20-%20Ejecucion/Linkotel,%20papeles%20de%20trabajo%20auditoria%202020.xls" table:table-name="P-3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3-2" table:style-name="ta3">
        <table:table-source xlink:href="file:///C:/Users/Carlos%20Almeida/Documents/GitHub/Linkotel/FASE%20II%20-%20Ejecucion/Linkotel,%20papeles%20de%20trabajo%20auditoria%202020.xls" table:table-name="P-3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3-3" table:style-name="ta3">
        <table:table-source xlink:href="file:///C:/Users/Carlos%20Almeida/Documents/GitHub/Linkotel/FASE%20II%20-%20Ejecucion/Linkotel,%20papeles%20de%20trabajo%20auditoria%202020.xls" table:table-name="P-3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4" table:style-name="ta3">
        <table:table-source xlink:href="file:///C:/Users/Carlos%20Almeida/Documents/GitHub/Linkotel/FASE%20II%20-%20Ejecucion/Linkotel,%20papeles%20de%20trabajo%20auditoria%202020.xls" table:table-name="P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4-1" table:style-name="ta3">
        <table:table-source xlink:href="file:///C:/Users/Carlos%20Almeida/Documents/GitHub/Linkotel/FASE%20II%20-%20Ejecucion/Linkotel,%20papeles%20de%20trabajo%20auditoria%202020.xls" table:table-name="P-4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5" table:style-name="ta3">
        <table:table-source xlink:href="file:///C:/Users/Carlos%20Almeida/Documents/GitHub/Linkotel/FASE%20II%20-%20Ejecucion/Linkotel,%20papeles%20de%20trabajo%20auditoria%202020.xls" table:table-name="P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5-1" table:style-name="ta3">
        <table:table-source xlink:href="file:///C:/Users/Carlos%20Almeida/Documents/GitHub/Linkotel/FASE%20II%20-%20Ejecucion/Linkotel,%20papeles%20de%20trabajo%20auditoria%202020.xls" table:table-name="P-5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6" table:style-name="ta3">
        <table:table-source xlink:href="file:///C:/Users/Carlos%20Almeida/Documents/GitHub/Linkotel/FASE%20II%20-%20Ejecucion/Linkotel,%20papeles%20de%20trabajo%20auditoria%202020.xls" table:table-name="P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7" table:style-name="ta3">
        <table:table-source xlink:href="file:///C:/Users/Carlos%20Almeida/Documents/GitHub/Linkotel/FASE%20II%20-%20Ejecucion/Linkotel,%20papeles%20de%20trabajo%20auditoria%202020.xls" table:table-name="P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C-1" table:style-name="ta3">
        <table:table-source xlink:href="file:///C:/Users/Carlos%20Almeida/Documents/GitHub/Linkotel/FASE%20II%20-%20Ejecucion/Linkotel,%20papeles%20de%20trabajo%20auditoria%202020.xls" table:table-name="C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C-1-1" table:style-name="ta3">
        <table:table-source xlink:href="file:///C:/Users/Carlos%20Almeida/Documents/GitHub/Linkotel/FASE%20II%20-%20Ejecucion/Linkotel,%20papeles%20de%20trabajo%20auditoria%202020.xls" table:table-name="C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R-1" table:style-name="ta3">
        <table:table-source xlink:href="file:///C:/Users/Carlos%20Almeida/Documents/GitHub/Linkotel/FASE%20II%20-%20Ejecucion/Linkotel,%20papeles%20de%20trabajo%20auditoria%202020.xls" table:table-name="R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R-1-1" table:style-name="ta3">
        <table:table-source xlink:href="file:///C:/Users/Carlos%20Almeida/Documents/GitHub/Linkotel/FASE%20II%20-%20Ejecucion/Linkotel,%20papeles%20de%20trabajo%20auditoria%202020.xls" table:table-name="R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R-2" table:style-name="ta3">
        <table:table-source xlink:href="file:///C:/Users/Carlos%20Almeida/Documents/GitHub/Linkotel/FASE%20II%20-%20Ejecucion/Linkotel,%20papeles%20de%20trabajo%20auditoria%202020.xls" table:table-name="R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F" table:style-name="ta3">
        <table:table-source xlink:href="file:///C:/Users/Carlos%20Almeida/Documents/GitHub/Linkotel/FASE%20II%20-%20Ejecucion/Linkotel,%20papeles%20de%20trabajo%20auditoria%202020.xls" table:table-name="P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E-PROD" table:style-name="ta3">
        <table:table-source xlink:href="file:///C:/Users/Carlos%20Almeida/Documents/GitHub/Linkotel/FASE%20II%20-%20Ejecucion/Linkotel,%20papeles%20de%20trabajo%20auditoria%202020.xls" table:table-name="PE-PR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E-PICH" table:style-name="ta3">
        <table:table-source xlink:href="file:///C:/Users/Carlos%20Almeida/Documents/GitHub/Linkotel/FASE%20II%20-%20Ejecucion/Linkotel,%20papeles%20de%20trabajo%20auditoria%202020.xls" table:table-name="PE-PIC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Marcas" table:style-name="ta3">
        <table:table-source xlink:href="file:///C:/Users/Carlos%20Almeida/Documents/GitHub/Linkotel/FASE%20II%20-%20Ejecucion/Linkotel,%20papeles%20de%20trabajo%20auditoria%202020.xls" table:table-name="Marcas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Times New Roman CE" svg:font-family="&quot;Times New Roman CE&quot;"/>
    <style:font-face style:name="Bradley Hand ITC" svg:font-family="&quot;Bradley Hand ITC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P0">
      <number:number number:decimal-places="2" number:min-integer-digits="1" number:grouping="true"/>
    </number:number-style>
    <number:number-style style:name="N36">
      <style:text-properties fo:color="#FF0000"/>
      <number:number number:decimal-places="2" number:min-integer-digits="1" number:grouping="true"/>
      <style:map style:condition="value()&gt;=0" style:apply-style-name="N36P0"/>
    </number:number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7P0"/>
    </number:number-style>
    <number:date-style style:name="N38">
      <number:day number:style="long"/>
      <number:text>/</number:text>
      <number:month number:style="long"/>
      <number:text>/</number:text>
      <number:year number:style="long"/>
    </number:date-style>
    <number:number-style style:name="N39P0">
      <number:number number:decimal-places="2" number:min-integer-digits="1" number:grouping="true"/>
      <number:text> </number:text>
    </number:number-style>
    <number:number-style style:name="N39">
      <number:text>-</number:text>
      <number:number number:decimal-places="2" number:min-integer-digits="1" number:grouping="true"/>
      <number:text> </number:text>
      <style:map style:condition="value()&gt;=0" style:apply-style-name="N39P0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 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2" number:min-integer-digits="1" number:grouping="true"/>
      <number:text> </number:text>
    </number:number-style>
    <number:number-style style:name="N41P1">
      <number:text>(</number:text>
      <number:number number:decimal-places="2" number:min-integer-digits="1" number:grouping="true"/>
      <number:text>)</number:text>
    </number:number-style>
    <number:number-style style:name="N41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0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6" draw:style="linear" draw:angle="0" draw:start-color="#f0eaf9" draw:end-color="#c9b5e8" draw:start-intensity="100%" draw:end-intensity="100%"/>
    <draw:gradient draw:name="a10" draw:style="linear" draw:angle="0" draw:start-color="#f0eaf9" draw:end-color="#c9b5e8" draw:start-intensity="100%" draw:end-intensity="100%"/>
    <draw:gradient draw:name="a22" draw:style="linear" draw:angle="0" draw:start-color="#f0eaf9" draw:end-color="#c9b5e8" draw:start-intensity="100%" draw:end-intensity="100%"/>
    <draw:gradient draw:name="a4" draw:style="linear" draw:angle="0" draw:start-color="#f0eaf9" draw:end-color="#c9b5e8" draw:start-intensity="100%" draw:end-intensity="100%"/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Carlos Almeida</dc:creator>
    <meta:creation-date>2020-10-19T12:23:50Z</meta:creation-date>
    <dc:date>2021-03-11T16:05:03Z</dc:date>
    <meta:editing-cycles>2</meta:editing-cycles>
    <meta:editing-duration>PT1630S</meta:editing-duration>
  </office:meta>
</office:document-meta>
</file>